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007826" fo:font-size="11pt" fo:font-weight="bold" officeooo:rsid="01b4550f" officeooo:paragraph-rsid="023e3aa8" style:font-size-asian="9.60000038146973pt" style:font-weight-asian="bold" style:font-size-complex="11pt" style:font-weight-complex="bold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1ce3849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d00949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d15e66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d2fc02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d4daf3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d51d46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d5e2de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1d7aa9c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2b0d103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48de736" officeooo:paragraph-rsid="01d7e27c" style:font-name-asian="Times New Roman" style:font-weight-asian="normal" style:font-name-complex="Calibri2" style:font-weight-complex="normal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4912325" officeooo:paragraph-rsid="01d7e27c" style:font-name-asian="Times New Roman" style:font-weight-asian="normal" style:font-name-complex="Calibri2" style:font-weight-complex="normal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95c7e" officeooo:paragraph-rsid="01d95c7e" style:font-name-asian="Times New Roman" style:font-weight-asian="normal" style:font-name-complex="Calibri2" style:font-weight-complex="normal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1db4cb5" style:font-name-asian="Times New Roman" style:font-weight-asian="normal" style:font-name-complex="Calibri2" style:font-weight-complex="normal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4cb5" officeooo:paragraph-rsid="029de5bb" style:font-name-asian="Times New Roman" style:font-weight-asian="normal" style:font-name-complex="Calibri2" style:font-weight-complex="normal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1db2dd9" officeooo:paragraph-rsid="01db2dd9" style:font-name-asian="Times New Roman" style:font-weight-asian="normal" style:font-name-complex="Calibri2" style:font-weight-complex="normal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9aa223" officeooo:paragraph-rsid="029aa223" style:font-name-asian="Times New Roman" style:font-weight-asian="normal" style:font-name-complex="Calibri2" style:font-weight-complex="normal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9aa223" officeooo:paragraph-rsid="029de5bb" style:font-name-asian="Times New Roman" style:font-weight-asian="normal" style:font-name-complex="Calibri2" style:font-weight-complex="normal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54aed9" officeooo:paragraph-rsid="0254aed9" style:font-weight-asian="normal" style:font-weight-complex="normal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7826" officeooo:rsid="01d9029c" officeooo:paragraph-rsid="01d9029c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64a783" officeooo:paragraph-rsid="0264a783" style:font-size-asian="9.60000038146973pt" style:font-weight-asian="normal" style:font-size-complex="11pt" style:font-weight-complex="normal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3e195c" officeooo:paragraph-rsid="01f7e63e" style:font-size-asian="9.60000038146973pt" style:font-weight-asian="bold" style:font-size-complex="11pt" style:font-weight-complex="bold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b4550f" officeooo:paragraph-rsid="01f8abd3" style:font-size-asian="9.60000038146973pt" style:font-weight-asian="bold" style:font-size-complex="11pt" style:font-weight-complex="bold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ffa6b3" officeooo:paragraph-rsid="023e3aa8" style:font-size-asian="9.60000038146973pt" style:font-weight-asian="bold" style:font-size-complex="11pt" style:font-weight-complex="bold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e83fbb" officeooo:paragraph-rsid="020d0f71" style:font-name-asian="Times New Roman" style:font-size-asian="9.60000038146973pt" style:font-weight-asian="bold" style:font-name-complex="Calibri2" style:font-size-complex="11pt" style:font-weight-complex="bold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007826" fo:font-size="11pt" officeooo:rsid="0409e99c" officeooo:paragraph-rsid="023e3aa8" style:font-name-asian="Times New Roman" style:font-size-asian="9.60000038146973pt" style:font-name-complex="Calibri2" style:font-size-complex="11pt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deb087" style:font-weight-asian="bold" style:font-weight-complex="bold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e49efd" style:font-weight-asian="bold" style:font-weight-complex="bold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e4b265" style:font-weight-asian="bold" style:font-weight-complex="bold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24ccab1" style:font-weight-asian="bold" style:font-weight-complex="bold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1f297fa" style:font-weight-asian="bold" style:font-weight-complex="bold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1eede42" style:font-weight-asian="bold" style:font-weight-complex="bold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542fb9" style:font-weight-asian="bold" style:font-weight-complex="bold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24ccab1" style:font-weight-asian="bold" style:font-weight-complex="bold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41670ee" officeooo:paragraph-rsid="01f6aeb7" style:font-weight-asian="bold" style:font-weight-complex="bold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640e0" officeooo:paragraph-rsid="023b3474" style:font-weight-asian="bold" style:font-weight-complex="bold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f91398" officeooo:paragraph-rsid="01f91398" style:font-weight-asian="bold" style:font-weight-complex="bold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d1595" officeooo:paragraph-rsid="02042c96" style:font-name-asian="Times New Roman" style:font-weight-asian="bold" style:font-name-complex="Calibri2" style:font-weight-complex="bold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7e56b" officeooo:paragraph-rsid="01e92c94" style:font-name-asian="Times New Roman" style:font-weight-asian="bold" style:font-name-complex="Calibri2" style:font-weight-complex="bold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92c94" officeooo:paragraph-rsid="01e92c94" style:font-name-asian="Times New Roman" style:font-weight-asian="bold" style:font-name-complex="Calibri2" style:font-weight-complex="bold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color="#007826" officeooo:rsid="0216e3aa" officeooo:paragraph-rsid="0216e3aa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color="#007826" officeooo:rsid="02172a25" officeooo:paragraph-rsid="02172a25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color="#007826" officeooo:paragraph-rsid="023e3aa8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color="#007826" style:font-name="Courier 10 Pitch" officeooo:rsid="04478259" officeooo:paragraph-rsid="023b7b37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f8125" officeooo:paragraph-rsid="023e3aa8" style:font-size-asian="9.60000038146973pt" style:font-weight-asian="bold" style:font-size-complex="11pt" style:font-weight-complex="bold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a395e" officeooo:paragraph-rsid="023e3aa8" style:font-size-asian="9.60000038146973pt" style:font-weight-asian="bold" style:font-size-complex="11pt" style:font-weight-complex="bold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bfdbd" officeooo:paragraph-rsid="023e3aa8" style:font-size-asian="9.60000038146973pt" style:font-weight-asian="bold" style:font-size-complex="11pt" style:font-weight-complex="bold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d8d45" officeooo:paragraph-rsid="023e3aa8" style:font-size-asian="9.60000038146973pt" style:font-weight-asian="bold" style:font-size-complex="11pt" style:font-weight-complex="bold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bold" officeooo:rsid="03fa53d0" officeooo:paragraph-rsid="023e3aa8" style:font-size-asian="9.60000038146973pt" style:font-weight-asian="bold" style:font-size-complex="11pt" style:font-weight-complex="bold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3ff8125" officeooo:paragraph-rsid="026a8bf5" style:font-size-asian="9.60000038146973pt" style:font-weight-asian="normal" style:font-size-complex="11pt" style:font-weight-complex="normal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3fa395e" officeooo:paragraph-rsid="026a8bf5" style:font-size-asian="9.60000038146973pt" style:font-weight-asian="normal" style:font-size-complex="11pt" style:font-weight-complex="normal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3fbfdbd" officeooo:paragraph-rsid="026a8bf5" style:font-size-asian="9.60000038146973pt" style:font-weight-asian="normal" style:font-size-complex="11pt" style:font-weight-complex="normal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3fd8d45" officeooo:paragraph-rsid="026a8bf5" style:font-size-asian="9.60000038146973pt" style:font-weight-asian="normal" style:font-size-complex="11pt" style:font-weight-complex="normal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color="#007826" style:font-name="Courier 10 Pitch" fo:font-size="11pt" fo:font-weight="normal" officeooo:rsid="03fa53d0" officeooo:paragraph-rsid="026a8bf5" style:font-size-asian="9.60000038146973pt" style:font-weight-asian="normal" style:font-size-complex="11pt" style:font-weight-complex="normal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db4cb5" officeooo:paragraph-rsid="02042c96" style:font-name-asian="Times New Roman" style:font-weight-asian="normal" style:font-name-complex="Calibri2" style:font-weight-complex="normal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54aed9" officeooo:paragraph-rsid="02566a1c" style:font-weight-asian="normal" style:font-weight-complex="normal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2042c96" style:font-name-asian="Times New Roman" style:font-size-asian="9.60000038146973pt" style:font-weight-asian="normal" style:font-name-complex="Calibri2" style:font-size-complex="11pt" style:font-weight-complex="normal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1fe7e59" style:font-name-asian="Times New Roman" style:font-size-asian="9.60000038146973pt" style:font-weight-asian="normal" style:font-name-complex="Calibri2" style:font-size-complex="11pt" style:font-weight-complex="normal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1fc5c0a" style:font-name-asian="Times New Roman" style:font-size-asian="9.60000038146973pt" style:font-weight-asian="normal" style:font-name-complex="Calibri2" style:font-size-complex="11pt" style:font-weight-complex="normal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2012fb4" style:font-name-asian="Times New Roman" style:font-size-asian="9.60000038146973pt" style:font-weight-asian="normal" style:font-name-complex="Calibri2" style:font-size-complex="11pt" style:font-weight-complex="normal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2012fb4" style:font-name-asian="Times New Roman" style:font-size-asian="9.60000038146973pt" style:font-weight-asian="bold" style:font-name-complex="Calibri2" style:font-size-complex="11pt" style:font-weight-complex="bold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1f455ea" style:font-weight-asian="bold" style:font-weight-complex="bold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2566a1c" style:font-weight-asian="bold" style:font-weight-complex="bold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eede42" officeooo:paragraph-rsid="024e356b" style:font-weight-asian="bold" style:font-weight-complex="bold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eede42" officeooo:paragraph-rsid="02566a1c" style:font-weight-asian="bold" style:font-weight-complex="bold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2a16cfb" officeooo:paragraph-rsid="02b24baa" style:font-weight-asian="bold" style:font-weight-complex="bold"/>
    </style:style>
    <style:style style:name="P68" style:family="paragraph" style:parent-style-name="List_20_Paragraph" style:list-style-name="L1">
      <style:paragraph-properties fo:text-align="justify" style:justify-single-word="false"/>
      <style:text-properties officeooo:paragraph-rsid="023e3aa8"/>
    </style:style>
    <style:style style:name="P69" style:family="paragraph" style:parent-style-name="List_20_Paragraph" style:list-style-name="L1">
      <style:paragraph-properties fo:text-align="justify" style:justify-single-word="false"/>
      <style:text-properties officeooo:rsid="0409e99c" officeooo:paragraph-rsid="023eb2ac"/>
    </style:style>
    <style:style style:name="P70" style:family="paragraph" style:parent-style-name="List_20_Paragraph" style:list-style-name="L1">
      <style:paragraph-properties fo:text-align="justify" style:justify-single-word="false"/>
      <style:text-properties officeooo:rsid="0261121e" officeooo:paragraph-rsid="0262e00e"/>
    </style:style>
    <style:style style:name="P7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23343cb" style:font-name-asian="Times New Roman" style:font-weight-asian="normal" style:font-name-complex="Calibri2" style:font-weight-complex="normal"/>
    </style:style>
    <style:style style:name="P7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24e356b" style:font-name-asian="Times New Roman" style:font-weight-asian="normal" style:font-name-complex="Calibri2" style:font-weight-complex="normal"/>
    </style:style>
    <style:style style:name="P7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4ccab1" style:font-name-asian="Times New Roman" style:font-weight-asian="normal" style:font-name-complex="Calibri2" style:font-weight-complex="normal"/>
    </style:style>
    <style:style style:name="P7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4e356b" style:font-name-asian="Times New Roman" style:font-weight-asian="normal" style:font-name-complex="Calibri2" style:font-weight-complex="normal"/>
    </style:style>
    <style:style style:name="P7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542fb9" style:font-name-asian="Times New Roman" style:font-weight-asian="normal" style:font-name-complex="Calibri2" style:font-weight-complex="normal"/>
    </style:style>
    <style:style style:name="P7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2566a1c" style:font-name-asian="Times New Roman" style:font-weight-asian="normal" style:font-name-complex="Calibri2" style:font-weight-complex="normal"/>
    </style:style>
    <style:style style:name="P7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38cf49" style:font-name-asian="Times New Roman" style:font-weight-asian="normal" style:font-name-complex="Calibri2" style:font-weight-complex="normal"/>
    </style:style>
    <style:style style:name="P7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3c77b9" style:font-name-asian="Times New Roman" style:font-weight-asian="normal" style:font-name-complex="Calibri2" style:font-weight-complex="normal"/>
    </style:style>
    <style:style style:name="P7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3d4e32" style:font-name-asian="Times New Roman" style:font-weight-asian="normal" style:font-name-complex="Calibri2" style:font-weight-complex="normal"/>
    </style:style>
    <style:style style:name="P8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2426047" style:font-name-asian="Times New Roman" style:font-weight-asian="normal" style:font-name-complex="Calibri2" style:font-weight-complex="normal"/>
    </style:style>
    <style:style style:name="P8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228833a" style:font-name-asian="Times New Roman" style:font-size-asian="9.60000038146973pt" style:font-weight-asian="normal" style:font-name-complex="Calibri2" style:font-size-complex="11pt" style:font-weight-complex="normal"/>
    </style:style>
    <style:style style:name="P8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22eab29" style:font-name-asian="Times New Roman" style:font-size-asian="9.60000038146973pt" style:font-weight-asian="normal" style:font-name-complex="Calibri2" style:font-size-complex="11pt" style:font-weight-complex="normal"/>
    </style:style>
    <style:style style:name="P8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22a5ab9" officeooo:paragraph-rsid="022a5ab9" style:font-name-asian="Times New Roman" style:font-size-asian="9.60000038146973pt" style:font-weight-asian="normal" style:font-name-complex="Calibri2" style:font-size-complex="11pt" style:font-weight-complex="normal"/>
    </style:style>
    <style:style style:name="P8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2301878" style:font-name-asian="Times New Roman" style:font-size-asian="9.60000038146973pt" style:font-weight-asian="normal" style:font-name-complex="Calibri2" style:font-size-complex="11pt" style:font-weight-complex="normal"/>
    </style:style>
    <style:style style:name="P8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25297d8" style:font-name-asian="Times New Roman" style:font-size-asian="9.60000038146973pt" style:font-weight-asian="normal" style:font-name-complex="Calibri2" style:font-size-complex="11pt" style:font-weight-complex="normal"/>
    </style:style>
    <style:style style:name="P8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e7337f" officeooo:paragraph-rsid="024210a7" style:font-name-asian="Times New Roman" style:font-size-asian="9.60000038146973pt" style:font-weight-asian="normal" style:font-name-complex="Calibri2" style:font-size-complex="11pt" style:font-weight-complex="normal"/>
    </style:style>
    <style:style style:name="P8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12d00" style:font-name-asian="Times New Roman" style:font-weight-asian="normal" style:font-name-complex="Calibri2" style:font-weight-complex="normal"/>
    </style:style>
    <style:style style:name="P8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6715e" style:font-name-asian="Times New Roman" style:font-weight-asian="normal" style:font-name-complex="Calibri2" style:font-weight-complex="normal"/>
    </style:style>
    <style:style style:name="P8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21d6464" style:font-name-asian="Times New Roman" style:font-weight-asian="normal" style:font-name-complex="Calibri2" style:font-weight-complex="normal"/>
    </style:style>
    <style:style style:name="P9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3987bd7" officeooo:paragraph-rsid="021e320c" style:font-name-asian="Times New Roman" style:font-weight-asian="normal" style:font-name-complex="Calibri2" style:font-weight-complex="normal"/>
    </style:style>
    <style:style style:name="P9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e4373" officeooo:paragraph-rsid="0222afc6" style:font-name-asian="Times New Roman" style:font-weight-asian="normal" style:font-name-complex="Calibri2" style:font-weight-complex="normal"/>
    </style:style>
    <style:style style:name="P9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711c7f" officeooo:paragraph-rsid="022579ae" style:font-name-asian="Times New Roman" style:font-weight-asian="normal" style:font-name-complex="Calibri2" style:font-weight-complex="normal"/>
    </style:style>
    <style:style style:name="P9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size="11pt" fo:font-weight="normal" officeooo:rsid="011311bd" officeooo:paragraph-rsid="0225e325" style:font-name-asian="Times New Roman" style:font-size-asian="9.60000038146973pt" style:font-weight-asian="normal" style:font-name-complex="Calibri2" style:font-size-complex="11pt" style:font-weight-complex="normal"/>
    </style:style>
    <style:style style:name="P9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268824d"/>
    </style:style>
    <style:style style:name="P9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22992d6" style:font-name-asian="Times New Roman" style:font-size-asian="9.60000038146973pt" style:font-weight-asian="bold" style:font-name-complex="Calibri2" style:font-size-complex="11pt" style:font-weight-complex="bold"/>
    </style:style>
    <style:style style:name="P9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1ed2618" style:font-name-asian="Times New Roman" style:font-size-asian="9.60000038146973pt" style:font-weight-asian="bold" style:font-name-complex="Calibri2" style:font-size-complex="11pt" style:font-weight-complex="bold"/>
    </style:style>
    <style:style style:name="P9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47389a" officeooo:paragraph-rsid="01ed2618" style:font-name-asian="Times New Roman" style:font-size-asian="9.60000038146973pt" style:font-weight-asian="bold" style:font-name-complex="Calibri2" style:font-size-complex="11pt" style:font-weight-complex="bold"/>
    </style:style>
    <style:style style:name="P9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1e92c94" officeooo:paragraph-rsid="01ec8ba7" style:font-name-asian="Times New Roman" style:font-weight-asian="bold" style:font-name-complex="Calibri2" style:font-weight-complex="bold"/>
    </style:style>
    <style:style style:name="P9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paragraph-rsid="026a8bf5" style:font-weight-asian="bold" style:font-weight-complex="bold"/>
    </style:style>
    <style:style style:name="P10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26a359a" officeooo:paragraph-rsid="0272751c" style:font-weight-asian="bold" style:font-weight-complex="bold"/>
    </style:style>
    <style:style style:name="P10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26a359a" officeooo:paragraph-rsid="02891937" style:font-weight-asian="bold" style:font-weight-complex="bold"/>
    </style:style>
    <style:style style:name="P10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26a359a" officeooo:paragraph-rsid="02a3c27d" style:font-weight-asian="bold" style:font-weight-complex="bold"/>
    </style:style>
    <style:style style:name="P10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paragraph-rsid="0268824d"/>
    </style:style>
    <style:style style:name="P10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paragraph-rsid="026a8bf5"/>
    </style:style>
    <style:style style:name="P10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75e8dd" officeooo:paragraph-rsid="0275e8dd"/>
    </style:style>
    <style:style style:name="P10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765e49" officeooo:paragraph-rsid="02765e49"/>
    </style:style>
    <style:style style:name="P10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6a359a" officeooo:paragraph-rsid="027d30cc"/>
    </style:style>
    <style:style style:name="P10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6a359a" officeooo:paragraph-rsid="0281fedc"/>
    </style:style>
    <style:style style:name="P10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6a359a" officeooo:paragraph-rsid="02a3c27d"/>
    </style:style>
    <style:style style:name="P11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8b01b8" officeooo:paragraph-rsid="028b01b8"/>
    </style:style>
    <style:style style:name="P11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officeooo:rsid="02a3c27d" officeooo:paragraph-rsid="02a3c27d"/>
    </style:style>
    <style:style style:name="P11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style:font-name="DejaVu Sans" fo:font-weight="normal" officeooo:rsid="02a45bb4" officeooo:paragraph-rsid="02a45bb4" fo:background-color="#ffffff" style:font-weight-asian="normal" style:font-weight-complex="normal"/>
    </style:style>
    <style:style style:name="P11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style:font-name="DejaVu Sans" fo:font-weight="normal" officeooo:rsid="02a45bb4" officeooo:paragraph-rsid="02a872ba" fo:background-color="#ffffff" style:font-weight-asian="normal" style:font-weight-complex="normal"/>
    </style:style>
    <style:style style:name="P11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style:font-name="DejaVu Sans" fo:font-weight="normal" officeooo:paragraph-rsid="02a626ae" fo:background-color="#ffffff" style:font-weight-asian="normal" style:font-weight-complex="normal"/>
    </style:style>
    <style:style style:name="P11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style:font-name="DejaVu Sans" fo:font-weight="normal" officeooo:paragraph-rsid="02a755fd" fo:background-color="#ffffff" style:font-weight-asian="normal" style:font-weight-complex="normal"/>
    </style:style>
    <style:style style:name="P11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style:font-name="DejaVu Sans" fo:font-weight="normal" officeooo:paragraph-rsid="02a872ba" fo:background-color="#ffffff" style:font-weight-asian="normal" style:font-weight-complex="normal"/>
    </style:style>
    <style:style style:name="P11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7d30cc"/>
    </style:style>
    <style:style style:name="P11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6a359a" officeooo:paragraph-rsid="0281fedc"/>
    </style:style>
    <style:style style:name="P11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5e8dd"/>
    </style:style>
    <style:style style:name="P12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92bf1"/>
    </style:style>
    <style:style style:name="P12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75e8dd" officeooo:paragraph-rsid="02796a8b"/>
    </style:style>
    <style:style style:name="P12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rsid="028b01b8" officeooo:paragraph-rsid="028b01b8"/>
    </style:style>
    <style:style style:name="P123" style:family="paragraph" style:parent-style-name="List_20_Paragraph" style:list-style-name="L1" style:master-page-name="Standard">
      <style:paragraph-properties fo:margin-top="0cm" fo:margin-bottom="0.353cm" loext:contextual-spacing="true" fo:text-align="justify" style:justify-single-word="false" style:page-number="auto"/>
      <style:text-properties fo:color="#007826" fo:font-size="11pt" fo:font-weight="bold" officeooo:rsid="01ec8ba7" officeooo:paragraph-rsid="025297d8" style:font-name-asian="Times New Roman" style:font-size-asian="9.60000038146973pt" style:font-weight-asian="bold" style:font-name-complex="Calibri2" style:font-size-complex="11pt" style:font-weight-complex="bold"/>
    </style:style>
    <style:style style:name="T1" style:family="text">
      <style:text-properties fo:color="#000000" fo:font-weight="normal" officeooo:rsid="02a3c27d" style:font-name-asian="Times New Roman" style:font-weight-asian="normal" style:font-name-complex="Calibri2" style:font-weight-complex="normal"/>
    </style:style>
    <style:style style:name="T2" style:family="text">
      <style:text-properties fo:color="#000000" fo:font-size="11pt" officeooo:rsid="0189d3c6" style:font-size-asian="9.60000038146973pt" style:font-size-complex="11pt"/>
    </style:style>
    <style:style style:name="T3" style:family="text">
      <style:text-properties fo:color="#000000" style:font-name="Monospace" fo:font-size="10pt" style:font-size-asian="10pt" fo:background-color="#e8f2fe"/>
    </style:style>
    <style:style style:name="T4" style:family="text">
      <style:text-properties fo:color="#000000" style:font-name="Monospace" fo:font-size="10pt" officeooo:rsid="02a755fd" style:font-size-asian="10pt" fo:background-color="#e8f2f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weight="normal" style:font-name-asian="Times New Roman" style:font-size-asian="10pt" style:font-weight-asian="normal" style:font-name-complex="Calibri2" style:font-weight-complex="normal" fo:background-color="#e8f2fe"/>
    </style:style>
    <style:style style:name="T7" style:family="text">
      <style:text-properties fo:color="#000000" style:font-name="Monospace" fo:font-size="10pt" fo:font-weight="normal" style:font-name-asian="Times New Roman" style:font-size-asian="10pt" style:font-weight-asian="normal" style:font-name-complex="Calibri2" style:font-weight-complex="normal"/>
    </style:style>
    <style:style style:name="T8" style:family="text">
      <style:text-properties fo:color="#000000" style:font-name="Monospace" fo:font-size="10pt" fo:font-weight="bold" style:font-size-asian="10pt" style:font-weight-asian="bold" style:font-weight-complex="bold" fo:background-color="#e8f2fe"/>
    </style:style>
    <style:style style:name="T9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000000" fo:font-size="10pt" fo:font-weight="bold" style:font-size-asian="10pt" style:font-weight-asian="bold" style:font-weight-complex="bold"/>
    </style:style>
    <style:style style:name="T12" style:family="text">
      <style:text-properties fo:color="#000000" fo:font-size="10pt" fo:font-weight="normal" style:font-name-asian="Times New Roman" style:font-size-asian="10pt" style:font-weight-asian="normal" style:font-name-complex="Calibri2" style:font-weight-complex="normal"/>
    </style:style>
    <style:style style:name="T13" style:family="text">
      <style:text-properties fo:color="#000000" fo:font-size="10pt" style:font-name-asian="Times New Roman" style:font-size-asian="10pt" style:font-name-complex="Calibri2"/>
    </style:style>
    <style:style style:name="T14" style:family="text">
      <style:text-properties fo:color="#ff0000" fo:font-weight="normal" officeooo:rsid="03e144d4" style:font-name-asian="Times New Roman" style:font-weight-asian="normal" style:font-name-complex="Calibri2" style:font-weight-complex="normal"/>
    </style:style>
    <style:style style:name="T15" style:family="text">
      <style:text-properties fo:color="#ff0000"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16" style:family="text">
      <style:text-properties fo:color="#ff0000"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17" style:family="text">
      <style:text-properties fo:color="#ff0000" fo:font-size="11pt" fo:font-weight="normal" officeooo:rsid="02792bf1" style:font-size-asian="9.60000038146973pt" style:font-weight-asian="normal" style:font-size-complex="11pt" style:font-weight-complex="normal"/>
    </style:style>
    <style:style style:name="T18" style:family="text">
      <style:text-properties fo:color="#ff0000" fo:font-size="11pt" fo:font-weight="normal" officeooo:rsid="02796a8b" style:font-size-asian="9.60000038146973pt" style:font-weight-asian="normal" style:font-size-complex="11pt" style:font-weight-complex="normal"/>
    </style:style>
    <style:style style:name="T19" style:family="text">
      <style:text-properties style:font-name="Calibri1" fo:font-size="11pt" fo:font-weight="normal" officeooo:rsid="0268824d" style:font-size-asian="11pt" style:font-weight-asian="normal" style:font-name-complex="Calibri2" style:font-size-complex="11pt" style:font-weight-complex="normal"/>
    </style:style>
    <style:style style:name="T20" style:family="text">
      <style:text-properties style:font-name="Calibri1" fo:font-size="11pt" style:font-size-asian="11pt" style:font-name-complex="Calibri2" style:font-size-complex="11pt"/>
    </style:style>
    <style:style style:name="T21" style:family="text">
      <style:text-properties fo:font-weight="normal" style:font-name-asian="Times New Roman" style:font-weight-asian="normal" style:font-name-complex="Calibri2" style:font-weight-complex="normal"/>
    </style:style>
    <style:style style:name="T22" style:family="text">
      <style:text-properties fo:font-weight="normal" officeooo:rsid="04912325" style:font-name-asian="Times New Roman" style:font-weight-asian="normal" style:font-name-complex="Calibri2" style:font-weight-complex="normal"/>
    </style:style>
    <style:style style:name="T23" style:family="text">
      <style:text-properties fo:font-weight="normal" officeooo:rsid="03e144d4" style:font-name-asian="Times New Roman" style:font-weight-asian="normal" style:font-name-complex="Calibri2" style:font-weight-complex="normal"/>
    </style:style>
    <style:style style:name="T24" style:family="text">
      <style:text-properties fo:font-weight="normal" officeooo:rsid="034b5c22" style:font-name-asian="Times New Roman" style:font-weight-asian="normal" style:font-name-complex="Calibri2" style:font-weight-complex="normal"/>
    </style:style>
    <style:style style:name="T25" style:family="text">
      <style:text-properties fo:font-weight="normal" officeooo:rsid="034e7a25" style:font-name-asian="Times New Roman" style:font-weight-asian="normal" style:font-name-complex="Calibri2" style:font-weight-complex="normal"/>
    </style:style>
    <style:style style:name="T26" style:family="text">
      <style:text-properties fo:font-weight="normal" officeooo:rsid="03503614" style:font-name-asian="Times New Roman" style:font-weight-asian="normal" style:font-name-complex="Calibri2" style:font-weight-complex="normal"/>
    </style:style>
    <style:style style:name="T27" style:family="text">
      <style:text-properties fo:font-weight="normal" officeooo:rsid="0353b568" style:font-name-asian="Times New Roman" style:font-weight-asian="normal" style:font-name-complex="Calibri2" style:font-weight-complex="normal"/>
    </style:style>
    <style:style style:name="T28" style:family="text">
      <style:text-properties fo:font-weight="normal" officeooo:rsid="0464ce96" style:font-name-asian="Times New Roman" style:font-weight-asian="normal" style:font-name-complex="Calibri2" style:font-weight-complex="normal"/>
    </style:style>
    <style:style style:name="T29" style:family="text">
      <style:text-properties fo:font-weight="normal" officeooo:rsid="03584ab4" style:font-name-asian="Times New Roman" style:font-weight-asian="normal" style:font-name-complex="Calibri2" style:font-weight-complex="normal"/>
    </style:style>
    <style:style style:name="T30" style:family="text">
      <style:text-properties fo:font-weight="normal" officeooo:rsid="026b9888" style:font-name-asian="Times New Roman" style:font-weight-asian="normal" style:font-name-complex="Calibri2" style:font-weight-complex="normal"/>
    </style:style>
    <style:style style:name="T31" style:family="text">
      <style:text-properties fo:font-weight="normal" officeooo:rsid="02a3c27d" style:font-name-asian="Times New Roman" style:font-weight-asian="normal" style:font-name-complex="Calibri2" style:font-weight-complex="normal"/>
    </style:style>
    <style:style style:name="T32" style:family="text">
      <style:text-properties fo:font-weight="normal" officeooo:rsid="01b6f5d6" style:font-weight-asian="normal" style:font-weight-complex="normal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18992b2" style:font-size-asian="9.60000038146973pt" style:font-size-complex="11pt"/>
    </style:style>
    <style:style style:name="T35" style:family="text">
      <style:text-properties fo:font-size="11pt" officeooo:rsid="0187d593" style:font-size-asian="9.60000038146973pt" style:font-size-complex="11pt"/>
    </style:style>
    <style:style style:name="T36" style:family="text">
      <style:text-properties fo:font-size="11pt" officeooo:rsid="044ce6bb" style:font-size-asian="9.60000038146973pt" style:font-size-complex="11pt"/>
    </style:style>
    <style:style style:name="T37" style:family="text">
      <style:text-properties fo:font-size="11pt" officeooo:rsid="03ffa6b3" style:font-size-asian="9.60000038146973pt" style:font-size-complex="11pt"/>
    </style:style>
    <style:style style:name="T38" style:family="text">
      <style:text-properties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39" style:family="text">
      <style:text-properties fo:font-size="11pt" fo:font-weight="normal" officeooo:rsid="02761f88" style:font-name-asian="Times New Roman" style:font-size-asian="9.60000038146973pt" style:font-weight-asian="normal" style:font-name-complex="Calibri2" style:font-size-complex="11pt" style:font-weight-complex="normal"/>
    </style:style>
    <style:style style:name="T40" style:family="text">
      <style:text-properties fo:font-size="11pt" fo:font-weight="normal" officeooo:rsid="0276bf5a" style:font-name-asian="Times New Roman" style:font-size-asian="9.60000038146973pt" style:font-weight-asian="normal" style:font-name-complex="Calibri2" style:font-size-complex="11pt" style:font-weight-complex="normal"/>
    </style:style>
    <style:style style:name="T41" style:family="text">
      <style:text-properties fo:font-size="11pt" fo:font-weight="normal" officeooo:rsid="027fa7c5" style:font-name-asian="Times New Roman" style:font-size-asian="9.60000038146973pt" style:font-weight-asian="normal" style:font-name-complex="Calibri2" style:font-size-complex="11pt" style:font-weight-complex="normal"/>
    </style:style>
    <style:style style:name="T42" style:family="text">
      <style:text-properties fo:font-size="11pt" fo:font-weight="normal" officeooo:rsid="02765e49" style:font-name-asian="Times New Roman" style:font-size-asian="9.60000038146973pt" style:font-weight-asian="normal" style:font-name-complex="Calibri2" style:font-size-complex="11pt" style:font-weight-complex="normal"/>
    </style:style>
    <style:style style:name="T43" style:family="text">
      <style:text-properties fo:font-size="11pt" fo:font-weight="normal" officeooo:rsid="0287e518" style:font-name-asian="Times New Roman" style:font-size-asian="9.60000038146973pt" style:font-weight-asian="normal" style:font-name-complex="Calibri2" style:font-size-complex="11pt" style:font-weight-complex="normal"/>
    </style:style>
    <style:style style:name="T44" style:family="text">
      <style:text-properties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45" style:family="text">
      <style:text-properties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46" style:family="text">
      <style:text-properties fo:font-size="11pt" fo:font-weight="normal" officeooo:rsid="02891937" style:font-name-asian="Times New Roman" style:font-size-asian="9.60000038146973pt" style:font-weight-asian="normal" style:font-name-complex="Calibri2" style:font-size-complex="11pt" style:font-weight-complex="normal"/>
    </style:style>
    <style:style style:name="T47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8" style:family="text">
      <style:text-properties fo:font-size="11pt" fo:font-weight="normal" officeooo:rsid="01b6f5d6" style:font-size-asian="9.60000038146973pt" style:font-weight-asian="normal" style:font-size-complex="11pt" style:font-weight-complex="normal"/>
    </style:style>
    <style:style style:name="T49" style:family="text">
      <style:text-properties fo:font-size="11pt" fo:font-weight="normal" officeooo:rsid="02792bf1" style:font-size-asian="9.60000038146973pt" style:font-weight-asian="normal" style:font-size-complex="11pt" style:font-weight-complex="normal"/>
    </style:style>
    <style:style style:name="T50" style:family="text">
      <style:text-properties fo:font-size="11pt" fo:font-weight="normal" officeooo:rsid="02796a8b" style:font-size-asian="9.60000038146973pt" style:font-weight-asian="normal" style:font-size-complex="11pt" style:font-weight-complex="normal"/>
    </style:style>
    <style:style style:name="T51" style:family="text">
      <style:text-properties fo:font-size="11pt" style:font-name-asian="Times New Roman" style:font-size-asian="9.60000038146973pt" style:font-name-complex="Calibri2" style:font-size-complex="11pt"/>
    </style:style>
    <style:style style:name="T52" style:family="text">
      <style:text-properties fo:font-size="11pt" officeooo:rsid="03e83fbb" style:font-name-asian="Times New Roman" style:font-size-asian="9.60000038146973pt" style:font-name-complex="Calibri2" style:font-size-complex="11pt"/>
    </style:style>
    <style:style style:name="T53" style:family="text">
      <style:text-properties fo:font-size="11pt" officeooo:rsid="02743a99" style:font-name-asian="Times New Roman" style:font-size-asian="9.60000038146973pt" style:font-name-complex="Calibri2" style:font-size-complex="11pt"/>
    </style:style>
    <style:style style:name="T54" style:family="text">
      <style:text-properties fo:font-size="11pt" officeooo:rsid="0272751c" style:font-name-asian="Times New Roman" style:font-size-asian="9.60000038146973pt" style:font-name-complex="Calibri2" style:font-size-complex="11pt"/>
    </style:style>
    <style:style style:name="T55" style:family="text">
      <style:text-properties fo:font-size="11pt" officeooo:rsid="02891937" style:font-name-asian="Times New Roman" style:font-size-asian="9.60000038146973pt" style:font-name-complex="Calibri2" style:font-size-complex="11pt"/>
    </style:style>
    <style:style style:name="T56" style:family="text">
      <style:text-properties fo:color="#007826"/>
    </style:style>
    <style:style style:name="T57" style:family="text">
      <style:text-properties fo:color="#007826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58" style:family="text">
      <style:text-properties fo:color="#007826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59" style:family="text">
      <style:text-properties fo:color="#007826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60" style:family="text">
      <style:text-properties fo:color="#007826" style:font-name="Calibri1" fo:font-size="11pt" fo:font-weight="normal" officeooo:rsid="01d2fc02" style:font-size-asian="11pt" style:font-weight-asian="normal" style:font-name-complex="Calibri2" style:font-size-complex="11pt" style:font-weight-complex="normal"/>
    </style:style>
    <style:style style:name="T61" style:family="text">
      <style:text-properties fo:color="#007826" style:font-name="Calibri1" fo:font-size="11pt" fo:font-weight="normal" officeooo:rsid="01d51d46" style:font-size-asian="11pt" style:font-weight-asian="normal" style:font-name-complex="Calibri2" style:font-size-complex="11pt" style:font-weight-complex="normal"/>
    </style:style>
    <style:style style:name="T62" style:family="text">
      <style:text-properties fo:color="#007826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63" style:family="text">
      <style:text-properties fo:color="#007826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64" style:family="text">
      <style:text-properties fo:color="#007826" style:font-name="Calibri1" fo:font-size="11pt" fo:font-weight="normal" officeooo:rsid="029afeb9" style:font-size-asian="11pt" style:font-weight-asian="normal" style:font-name-complex="Calibri2" style:font-size-complex="11pt" style:font-weight-complex="normal"/>
    </style:style>
    <style:style style:name="T65" style:family="text">
      <style:text-properties fo:color="#007826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66" style:family="text">
      <style:text-properties fo:color="#007826" style:font-name="Calibri1" fo:font-size="11pt" fo:font-weight="bold" officeooo:rsid="029afeb9" style:font-size-asian="11pt" style:font-weight-asian="bold" style:font-name-complex="Calibri2" style:font-size-complex="11pt" style:font-weight-complex="bold"/>
    </style:style>
    <style:style style:name="T67" style:family="text">
      <style:text-properties fo:color="#007826" fo:font-weight="normal" officeooo:rsid="04bf31bb" style:font-name-asian="Times New Roman" style:font-weight-asian="normal" style:font-name-complex="Calibri2" style:font-weight-complex="normal"/>
    </style:style>
    <style:style style:name="T68" style:family="text">
      <style:text-properties fo:color="#007826" fo:font-weight="normal" officeooo:rsid="03584ab4" style:font-name-asian="Times New Roman" style:font-weight-asian="normal" style:font-name-complex="Calibri2" style:font-weight-complex="normal"/>
    </style:style>
    <style:style style:name="T69" style:family="text">
      <style:text-properties fo:color="#007826" fo:font-weight="normal" officeooo:rsid="01db4cb5" style:font-name-asian="Times New Roman" style:font-weight-asian="normal" style:font-name-complex="Calibri2" style:font-weight-complex="normal"/>
    </style:style>
    <style:style style:name="T70" style:family="text">
      <style:text-properties fo:color="#007826" fo:font-weight="normal" officeooo:rsid="02a3c27d" style:font-name-asian="Times New Roman" style:font-weight-asian="normal" style:font-name-complex="Calibri2" style:font-weight-complex="normal"/>
    </style:style>
    <style:style style:name="T71" style:family="text">
      <style:text-properties fo:color="#007826" officeooo:rsid="048de736"/>
    </style:style>
    <style:style style:name="T72" style:family="text">
      <style:text-properties fo:color="#007826" officeooo:rsid="04790ef1"/>
    </style:style>
    <style:style style:name="T73" style:family="text">
      <style:text-properties fo:color="#007826" officeooo:rsid="0478190c"/>
    </style:style>
    <style:style style:name="T74" style:family="text">
      <style:text-properties fo:color="#007826" officeooo:rsid="00718795"/>
    </style:style>
    <style:style style:name="T75" style:family="text">
      <style:text-properties fo:color="#007826" officeooo:rsid="0113ab14"/>
    </style:style>
    <style:style style:name="T76" style:family="text">
      <style:text-properties fo:color="#007826" officeooo:rsid="014568d5"/>
    </style:style>
    <style:style style:name="T77" style:family="text">
      <style:text-properties fo:color="#007826" officeooo:rsid="0147389a"/>
    </style:style>
    <style:style style:name="T78" style:family="text">
      <style:text-properties fo:color="#007826" fo:font-weight="bold" officeooo:rsid="0147389a" style:font-weight-asian="bold" style:font-weight-complex="bold"/>
    </style:style>
    <style:style style:name="T79" style:family="text">
      <style:text-properties fo:color="#007826" fo:font-weight="bold" officeooo:rsid="03d5c26c" style:font-weight-asian="bold" style:font-weight-complex="bold"/>
    </style:style>
    <style:style style:name="T80" style:family="text">
      <style:text-properties fo:color="#007826" officeooo:rsid="016b478d"/>
    </style:style>
    <style:style style:name="T81" style:family="text">
      <style:text-properties fo:color="#007826" officeooo:rsid="0177f6f6"/>
    </style:style>
    <style:style style:name="T82" style:family="text">
      <style:text-properties fo:color="#007826" officeooo:rsid="046147aa"/>
    </style:style>
    <style:style style:name="T83" style:family="text">
      <style:text-properties fo:color="#007826" fo:font-size="11pt" officeooo:rsid="0189d3c6" style:font-size-asian="9.60000038146973pt" style:font-size-complex="11pt"/>
    </style:style>
    <style:style style:name="T84" style:family="text">
      <style:text-properties fo:color="#007826" fo:font-size="11pt" officeooo:rsid="01b9ac51" style:font-size-asian="9.60000038146973pt" style:font-size-complex="11pt"/>
    </style:style>
    <style:style style:name="T85" style:family="text">
      <style:text-properties fo:color="#007826" fo:font-size="11pt" fo:font-weight="normal" style:font-size-asian="9.60000038146973pt" style:font-weight-asian="normal" style:font-size-complex="11pt" style:font-weight-complex="normal"/>
    </style:style>
    <style:style style:name="T86" style:family="text">
      <style:text-properties fo:color="#007826" fo:font-size="11pt" fo:font-weight="normal" officeooo:rsid="01b6f5d6" style:font-size-asian="9.60000038146973pt" style:font-weight-asian="normal" style:font-size-complex="11pt" style:font-weight-complex="normal"/>
    </style:style>
    <style:style style:name="T87" style:family="text">
      <style:text-properties fo:color="#007826" fo:font-size="11pt" fo:font-weight="normal" officeooo:rsid="0287e518" style:font-size-asian="9.60000038146973pt" style:font-weight-asian="normal" style:font-size-complex="11pt" style:font-weight-complex="normal"/>
    </style:style>
    <style:style style:name="T88" style:family="text">
      <style:text-properties fo:color="#007826" fo:font-size="11pt" fo:font-weight="normal" officeooo:rsid="02792bf1" style:font-size-asian="9.60000038146973pt" style:font-weight-asian="normal" style:font-size-complex="11pt" style:font-weight-complex="normal"/>
    </style:style>
    <style:style style:name="T89" style:family="text">
      <style:text-properties fo:color="#007826" fo:font-size="11pt" fo:font-weight="normal" officeooo:rsid="02796a8b" style:font-size-asian="9.60000038146973pt" style:font-weight-asian="normal" style:font-size-complex="11pt" style:font-weight-complex="normal"/>
    </style:style>
    <style:style style:name="T90" style:family="text">
      <style:text-properties fo:color="#007826" fo:font-size="11pt" fo:font-weight="normal" officeooo:rsid="027d30cc" style:font-size-asian="9.60000038146973pt" style:font-weight-asian="normal" style:font-size-complex="11pt" style:font-weight-complex="normal"/>
    </style:style>
    <style:style style:name="T91" style:family="text">
      <style:text-properties fo:color="#007826" fo:font-size="11pt" fo:font-weight="normal" officeooo:rsid="0281fedc" style:font-size-asian="9.60000038146973pt" style:font-weight-asian="normal" style:font-size-complex="11pt" style:font-weight-complex="normal"/>
    </style:style>
    <style:style style:name="T92" style:family="text">
      <style:text-properties fo:color="#007826" fo:font-size="11pt" fo:font-weight="normal" officeooo:rsid="028baac5" style:font-size-asian="9.60000038146973pt" style:font-weight-asian="normal" style:font-size-complex="11pt" style:font-weight-complex="normal"/>
    </style:style>
    <style:style style:name="T93" style:family="text">
      <style:text-properties fo:color="#007826" fo:font-size="11pt" fo:font-weight="normal" style:font-name-asian="Times New Roman" style:font-size-asian="9.60000038146973pt" style:font-weight-asian="normal" style:font-name-complex="Calibri2" style:font-size-complex="11pt" style:font-weight-complex="normal"/>
    </style:style>
    <style:style style:name="T94" style:family="text">
      <style:text-properties fo:color="#007826" fo:font-size="11pt" fo:font-weight="normal" officeooo:rsid="027d30cc" style:font-name-asian="Times New Roman" style:font-size-asian="9.60000038146973pt" style:font-weight-asian="normal" style:font-name-complex="Calibri2" style:font-size-complex="11pt" style:font-weight-complex="normal"/>
    </style:style>
    <style:style style:name="T95" style:family="text">
      <style:text-properties fo:color="#007826" fo:font-size="11pt" fo:font-weight="normal" officeooo:rsid="0281fedc" style:font-name-asian="Times New Roman" style:font-size-asian="9.60000038146973pt" style:font-weight-asian="normal" style:font-name-complex="Calibri2" style:font-size-complex="11pt" style:font-weight-complex="normal"/>
    </style:style>
    <style:style style:name="T96" style:family="text">
      <style:text-properties fo:color="#007826" fo:font-size="11pt" fo:font-weight="bold" style:font-size-asian="9.60000038146973pt" style:font-weight-asian="bold" style:font-size-complex="11pt" style:font-weight-complex="bold"/>
    </style:style>
    <style:style style:name="T97" style:family="text">
      <style:text-properties fo:color="#007826" officeooo:rsid="01b9ac51"/>
    </style:style>
    <style:style style:name="T98" style:family="text">
      <style:text-properties fo:color="#007826" officeooo:rsid="03584ab4" style:font-name-asian="Times New Roman" style:font-name-complex="Calibri2"/>
    </style:style>
    <style:style style:name="T99" style:family="text">
      <style:text-properties fo:color="#007826" officeooo:rsid="02a626ae"/>
    </style:style>
    <style:style style:name="T100" style:family="text">
      <style:text-properties officeooo:rsid="02172a25"/>
    </style:style>
    <style:style style:name="T101" style:family="text">
      <style:text-properties officeooo:rsid="022992d6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0231d035"/>
    </style:style>
    <style:style style:name="T104" style:family="text">
      <style:text-properties officeooo:rsid="02320f77"/>
    </style:style>
    <style:style style:name="T105" style:family="text">
      <style:text-properties officeooo:rsid="046147aa"/>
    </style:style>
    <style:style style:name="T106" style:family="text">
      <style:text-properties officeooo:rsid="0177f6f6"/>
    </style:style>
    <style:style style:name="T107" style:family="text">
      <style:text-properties officeooo:rsid="03f49f04"/>
    </style:style>
    <style:style style:name="T108" style:family="text">
      <style:text-properties officeooo:rsid="0404e263"/>
    </style:style>
    <style:style style:name="T109" style:family="text">
      <style:text-properties officeooo:rsid="0406d457"/>
    </style:style>
    <style:style style:name="T110" style:family="text">
      <style:text-properties officeooo:rsid="040835a0"/>
    </style:style>
    <style:style style:name="T111" style:family="text">
      <style:text-properties officeooo:rsid="02542fb9"/>
    </style:style>
    <style:style style:name="T112" style:family="text">
      <style:text-properties style:font-name="DejaVu Sans" fo:font-weight="bold" style:font-weight-asian="bold" style:font-weight-complex="bold"/>
    </style:style>
    <style:style style:name="T113" style:family="text">
      <style:text-properties style:text-position="-33% 80%" fo:font-weight="normal" officeooo:rsid="0353b568" style:font-name-asian="Times New Roman" style:font-weight-asian="normal" style:font-name-complex="Calibri2" style:font-weight-complex="normal"/>
    </style:style>
    <style:style style:name="T114" style:family="text">
      <style:text-properties style:font-name="Courier 10 Pitch" fo:font-size="11pt" fo:font-weight="bold" officeooo:rsid="03fa53d0" style:font-size-asian="9.60000038146973pt" style:font-weight-asian="bold" style:font-size-complex="11pt" style:font-weight-complex="bold"/>
    </style:style>
    <style:style style:name="T115" style:family="text">
      <style:text-properties style:font-name="Courier 10 Pitch" fo:font-size="11pt" fo:font-weight="bold" officeooo:rsid="0409c727" style:font-size-asian="9.60000038146973pt" style:font-weight-asian="bold" style:font-size-complex="11pt" style:font-weight-complex="bold"/>
    </style:style>
    <style:style style:name="T116" style:family="text">
      <style:text-properties style:font-name-asian="Times New Roman" style:font-name-complex="Calibri2"/>
    </style:style>
    <style:style style:name="T117" style:family="text">
      <style:text-properties officeooo:rsid="02a3c27d" style:font-name-asian="Times New Roman" style:font-name-complex="Calibri2"/>
    </style:style>
    <style:style style:name="T118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119" style:family="text">
      <style:text-properties fo:color="#7f0055" style:font-name="Monospace" fo:font-size="10pt" fo:font-weight="bold" style:font-size-asian="10pt" style:font-weight-asian="bold"/>
    </style:style>
    <style:style style:name="T120" style:family="text">
      <style:text-properties fo:color="#7f0055" fo:font-size="10pt" fo:font-weight="bold" style:font-size-asian="10pt" style:font-weight-asian="bold"/>
    </style:style>
    <style:style style:name="T121" style:family="text">
      <style:text-properties fo:color="#7f0055" fo:font-size="10pt" style:font-size-asian="10pt"/>
    </style:style>
    <style:style style:name="T122" style:family="text">
      <style:text-properties fo:color="#6a3e3e" style:font-name="Monospace" fo:font-size="10pt" style:font-size-asian="10pt" fo:background-color="#e8f2fe"/>
    </style:style>
    <style:style style:name="T123" style:family="text">
      <style:text-properties fo:color="#6a3e3e" style:font-name="Monospace" fo:font-size="10pt" officeooo:rsid="02a9204c" style:font-size-asian="10pt" fo:background-color="#e8f2fe"/>
    </style:style>
    <style:style style:name="T124" style:family="text">
      <style:text-properties fo:color="#6a3e3e" style:font-name="Monospace" fo:font-size="10pt" officeooo:rsid="02a9204c" style:font-size-asian="10pt"/>
    </style:style>
    <style:style style:name="T125" style:family="text">
      <style:text-properties fo:color="#6a3e3e" style:font-name="Monospace" fo:font-size="10pt" style:font-size-asian="10pt"/>
    </style:style>
    <style:style style:name="T126" style:family="text">
      <style:text-properties fo:color="#6a3e3e" style:font-name="Monospace" fo:font-size="10pt" fo:font-weight="bold" style:font-size-asian="10pt" style:font-weight-asian="bold" style:font-weight-complex="bold" fo:background-color="#e8f2fe"/>
    </style:style>
    <style:style style:name="T127" style:family="text">
      <style:text-properties fo:color="#6a3e3e" style:font-name="Monospace" fo:font-size="10pt" fo:font-weight="bold" officeooo:rsid="02a9204c" style:font-size-asian="10pt" style:font-weight-asian="bold" style:font-weight-complex="bold" fo:background-color="#e8f2fe"/>
    </style:style>
    <style:style style:name="T128" style:family="text">
      <style:text-properties fo:color="#6a3e3e" style:font-name="Monospace" fo:font-size="10pt" fo:font-weight="bold" officeooo:rsid="02a9204c" style:font-size-asian="10pt" style:font-weight-asian="bold" style:font-weight-complex="bold"/>
    </style:style>
    <style:style style:name="T129" style:family="text">
      <style:text-properties fo:color="#6a3e3e" style:font-name="Monospace" fo:font-size="10pt" fo:font-weight="bold" style:font-size-asian="10pt" style:font-weight-asian="bold" style:font-weight-complex="bold"/>
    </style:style>
    <style:style style:name="T130" style:family="text">
      <style:text-properties fo:color="#6a3e3e" fo:font-size="10pt" fo:font-weight="bold" style:font-size-asian="10pt" style:font-weight-asian="bold" style:font-weight-complex="bold"/>
    </style:style>
    <style:style style:name="T131" style:family="text">
      <style:text-properties fo:color="#6a3e3e" fo:font-size="10pt" fo:font-weight="bold" officeooo:rsid="02a9204c" style:font-size-asian="10pt" style:font-weight-asian="bold" style:font-weight-complex="bold"/>
    </style:style>
    <style:style style:name="T132" style:family="text">
      <style:text-properties fo:color="#6a3e3e" fo:font-size="10pt" style:font-size-asian="10pt"/>
    </style:style>
    <style:style style:name="T133" style:family="text">
      <style:text-properties fo:color="#6a3e3e" fo:font-size="10pt" officeooo:rsid="02a9204c" style:font-size-asian="10pt"/>
    </style:style>
    <style:style style:name="T134" style:family="text">
      <style:text-properties fo:color="#0000c0" style:font-name="Monospace" fo:font-size="10pt" style:font-size-asian="10pt" fo:background-color="#e8f2fe"/>
    </style:style>
    <style:style style:name="T135" style:family="text">
      <style:text-properties fo:color="#0000c0" style:font-name="Monospace" fo:font-size="10pt" style:font-size-asian="10pt"/>
    </style:style>
    <style:style style:name="T136" style:family="text">
      <style:text-properties fo:color="#0000c0" fo:font-size="10pt" style:font-size-asian="10pt"/>
    </style:style>
    <style:style style:name="T137" style:family="text">
      <style:text-properties officeooo:rsid="02a755fd"/>
    </style:style>
    <style:style style:name="T138" style:family="text">
      <style:text-properties fo:font-size="10pt" style:font-size-asian="10pt"/>
    </style:style>
    <style:style style:name="T139" style:family="text">
      <style:text-properties fo:font-size="10pt" style:font-size-asian="10pt"/>
    </style:style>
    <style:style style:name="T140" style:family="text">
      <style:text-properties fo:font-size="10pt" style:font-size-asian="10pt"/>
    </style:style>
    <style:style style:name="T141" style:family="text">
      <style:text-properties fo:font-size="10pt" style:font-size-asian="10pt"/>
    </style:style>
    <style:style style:name="T142" style:family="text">
      <style:text-properties fo:font-size="10pt" fo:font-weight="bold" style:font-size-asian="10pt" style:font-weight-asian="bold" style:font-weight-complex="bold"/>
    </style:style>
    <style:style style:name="T143" style:family="text">
      <style:text-properties fo:font-size="10pt" fo:font-weight="bold" style:font-size-asian="10pt" style:font-weight-asian="bold" style:font-weight-complex="bold"/>
    </style:style>
    <style:style style:name="T144" style:family="text">
      <style:text-properties fo:font-size="10pt" fo:font-weight="bold" officeooo:rsid="02a9204c" style:font-size-asian="10pt" style:font-weight-asian="bold" style:font-weight-complex="bold"/>
    </style:style>
    <style:style style:name="T145" style:family="text">
      <style:text-properties fo:font-size="10pt" style:font-name-asian="Times New Roman" style:font-size-asian="10pt" style:font-name-complex="Calibri2"/>
    </style:style>
    <style:style style:name="T146" style:family="text">
      <style:text-properties officeooo:rsid="02b24ba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68517263931655207" text:style-name="L1">
        <text:list-item>
          <text:p text:style-name="P123">smallest window in a string containing all characters of another string</text:p>
          <text:p text:style-name="P85"><text:a xlink:type="simple" xlink:href="http://www.geeksforgeeks.org/find-the-smallest-window-in-a-string-containing-all-characters-of-another-string/" text:style-name="Internet_20_link" text:visited-style-name="Visited_20_Internet_20_Link"><text:span text:style-name="T80">http://www.geeksforgeeks.org/find-the-smallest-window-in-a-string-containing-all-characters-of-another-string/</text:span></text:a></text:p>
        </text:list-item>
        <text:list-item>
          <text:p text:style-name="P10"><text:span text:style-name="Strong_20_Emphasis"><text:span text:style-name="T65">Some Important formulas:</text:span></text:span></text:p>
        </text:list-item>
        <text:list-item>
          <text:p text:style-name="P10"><text:span text:style-name="Strong_20_Emphasis"><text:span text:style-name="T65">Some Important formulas:</text:span></text:span></text:p>
          <text:list>
            <text:list-item>
              <text:p text:style-name="P103"><text:span text:style-name="T24">C(n, k) = C(n-1, k-1) + C(n-1, k)</text:span></text:p>
            </text:list-item>
            <text:list-item>
              <text:p text:style-name="P103"><text:span text:style-name="T24">C(n, 0) = C(n, n) = 1</text:span></text:p>
            </text:list-item>
            <text:list-item>
              <text:p text:style-name="P103"><text:span text:style-name="T25">First fibonacci number is 1. </text:span><text:span text:style-name="T26">The series is 0, 1, 1, 2, 3, 5, …. Mostly zero is considered as the zeroth fibonacci number.</text:span></text:p>
            </text:list-item>
            <text:list-item>
              <text:p text:style-name="P103"><text:span text:style-name="T26">If n is even then k = n/2 and <text:s text:c="8"/>F(n) = F(k) * [2*F(k-1) + F(k)]</text:span></text:p>
            </text:list-item>
            <text:list-item>
              <text:p text:style-name="P103"><text:span text:style-name="T27">If n is odd then k = (n + 1)/2 and F(n) = F(k)*F(k) + F(k-1)*F(k-1)</text:span></text:p>
            </text:list-item>
            <text:list-item>
              <text:p text:style-name="P103"><text:span text:style-name="T27">F</text:span><text:span text:style-name="T113">n</text:span><text:span text:style-name="T27"> = </text:span><text:span text:style-name="T28">floor of</text:span><text:span text:style-name="T27"> {[(√5 + 1)/2] ^ n} / √5</text:span></text:p>
            </text:list-item>
            <text:list-item>
              <text:p text:style-name="P94"><text:span text:style-name="T67">N</text:span><text:span text:style-name="T68">umber of substrings of length k is </text:span><text:span text:style-name="Strong_20_Emphasis"><text:span text:style-name="T98">n-k+1</text:span></text:span><text:span text:style-name="T68"> where 1 &lt;= k &lt;= n</text:span></text:p>
            </text:list-item>
            <text:list-item>
              <text:p text:style-name="P104"><text:span text:style-name="T29">Count of non-empty substrings is n*(n+1)/2</text:span></text:p>
            </text:list-item>
            <text:list-item>
              <text:p text:style-name="P99"><text:span text:style-name="T37">getMin():</text:span></text:p>
              <text:p text:style-name="P51">push():</text:p>
              <text:p text:style-name="P52"><text:s text:c="4"/>actual_Insert = 2 * insert – minElement;</text:p>
              <text:p text:style-name="P53"><text:s text:c="4"/>minElement = insert;</text:p>
              <text:p text:style-name="P51">pop():</text:p>
              <text:p text:style-name="P54"><text:s text:c="4"/>returned = minElement;</text:p>
              <text:p text:style-name="P55"><text:s text:c="4"/>newMinElement = 2 * minElement – actual_removed;</text:p>
            </text:list-item>
            <text:list-item>
              <text:p text:style-name="P100"><text:span text:style-name="T53">k</text:span><text:span text:style-name="T54"> stacks in single array </text:span><text:span text:style-name="T53">of size n</text:span><text:span text:style-name="T54">:</text:span></text:p>
              <text:p text:style-name="P105"><text:span text:style-name="T39">One auxiliary variable “</text:span><text:span text:style-name="T40">free</text:span><text:span text:style-name="T39">” and t</text:span><text:span text:style-name="T38">wo auxiliary array</text:span><text:span text:style-name="T39">s “</text:span><text:span text:style-name="T40">top</text:span><text:span text:style-name="T39">” </text:span><text:span text:style-name="T40">and “next”</text:span><text:span text:style-name="T38"> </text:span><text:span text:style-name="T41">are </text:span><text:span text:style-name="T42">initialized in constructor</text:span><text:span text:style-name="T38">:</text:span></text:p>
              <text:list>
                <text:list-header>
                  <text:p text:style-name="P106"><text:span text:style-name="T38">free </text:span><text:span text:style-name="T43">= 0</text:span><text:span text:style-name="T38">; <text:s text:c="3"/>// </text:span><text:span text:style-name="T43">int free;</text:span></text:p>
                  <text:p text:style-name="P119"><text:span text:style-name="Source_20_Text"><text:span text:style-name="T85">top = new</text:span></text:span><text:span text:style-name="T93"> </text:span><text:span text:style-name="Source_20_Text"><text:span text:style-name="T85">int[k]; <text:s text:c="3"/>// </text:span></text:span><text:span text:style-name="Source_20_Text"><text:span text:style-name="T87">int[] top;</text:span></text:span></text:p>
                  <text:p text:style-name="P119"><text:span text:style-name="Source_20_Text"><text:span text:style-name="T85">next = new int[n]; <text:s text:c="3"/>// </text:span></text:span><text:span text:style-name="Source_20_Text"><text:span text:style-name="T87">int[] next;</text:span></text:span></text:p>
                  <text:p text:style-name="P120"><text:span text:style-name="Source_20_Text"><text:span text:style-name="T85">for (int i = 0; i &lt; k; i++) </text:span></text:span><text:span text:style-name="Source_20_Text"><text:span text:style-name="T88">{</text:span></text:span></text:p>
                  <text:list>
                    <text:list-header>
                      <text:p text:style-name="P120"><text:span text:style-name="Source_20_Text"><text:span text:style-name="T88">top[i] = -1;</text:span></text:span></text:p>
                    </text:list-header>
                  </text:list>
                  <text:p text:style-name="P120"><text:span text:style-name="Source_20_Text"><text:span text:style-name="T88">}</text:span></text:span></text:p>
                  <text:p text:style-name="P121"><text:span text:style-name="Source_20_Text"><text:span text:style-name="T88">for (int i = 0; i &lt; n - 1; i++) </text:span></text:span><text:span text:style-name="Source_20_Text"><text:span text:style-name="T89">{</text:span></text:span></text:p>
                  <text:list text:continue-numbering="true">
                    <text:list-header>
                      <text:p text:style-name="P121"><text:span text:style-name="Source_20_Text"><text:span text:style-name="T89">next[i] = i + 1;</text:span></text:span></text:p>
                    </text:list-header>
                  </text:list>
                  <text:p text:style-name="P121"><text:span text:style-name="Source_20_Text"><text:span text:style-name="T89">}</text:span></text:span></text:p>
                  <text:p text:style-name="P121"><text:span text:style-name="Source_20_Text"><text:span text:style-name="T89">next[n - 1] = -1;</text:span></text:span></text:p>
                </text:list-header>
              </text:list>
              <text:p text:style-name="P107"><text:span text:style-name="T44">push():</text:span></text:p>
              <text:list text:continue-numbering="true">
                <text:list-header>
                  <text:p text:style-name="P117"><text:span text:style-name="Source_20_Text"><text:span text:style-name="T90">int</text:span></text:span><text:span text:style-name="T94"> </text:span><text:span text:style-name="Source_20_Text"><text:span text:style-name="T90">i = free;</text:span></text:span></text:p>
                  <text:p text:style-name="P117"><text:span text:style-name="Source_20_Text"><text:span text:style-name="T90">free = next[i];</text:span></text:span></text:p>
                  <text:p text:style-name="P117"><text:span text:style-name="Source_20_Text"><text:span text:style-name="T90">next[i] = top[sn];</text:span></text:span></text:p>
                  <text:p text:style-name="P117"><text:span text:style-name="Source_20_Text"><text:span text:style-name="T90">top[sn] = i;</text:span></text:span></text:p>
                  <text:p text:style-name="P117"><text:span text:style-name="Source_20_Text"><text:span text:style-name="T90">arr[i] = item;</text:span></text:span></text:p>
                </text:list-header>
              </text:list>
              <text:p text:style-name="P108"><text:span text:style-name="T45">pop():</text:span></text:p>
              <text:list text:continue-numbering="true">
                <text:list-header>
                  <text:p text:style-name="P118"><text:span text:style-name="Source_20_Text"><text:span text:style-name="T91">int</text:span></text:span><text:span text:style-name="T95"> </text:span><text:span text:style-name="Source_20_Text"><text:span text:style-name="T91">i = top[sn];</text:span></text:span></text:p>
                  <text:p text:style-name="P118"><text:span text:style-name="Source_20_Text"><text:span text:style-name="T91">top[sn] = next[i];</text:span></text:span></text:p>
                  <text:p text:style-name="P118"><text:span text:style-name="Source_20_Text"><text:span text:style-name="T91">next[i] = free;</text:span></text:span></text:p>
                  <text:p text:style-name="P118"><text:span text:style-name="Source_20_Text"><text:span text:style-name="T91">free = i;</text:span></text:span></text:p>
                  <text:p text:style-name="P118"><text:span text:style-name="Source_20_Text"><text:span text:style-name="T91">return</text:span></text:span><text:span text:style-name="Source_20_Text"><text:span text:style-name="T95"> </text:span></text:span><text:span text:style-name="Source_20_Text"><text:span text:style-name="T91">arr[i];</text:span></text:span></text:p>
                </text:list-header>
              </text:list>
            </text:list-item>
            <text:list-item>
              <text:p text:style-name="P101"><text:span text:style-name="T55">Largest Rectangle under histogram:</text:span></text:p>
              <text:p text:style-name="P110"><text:span text:style-name="T46">t</text:span><text:span text:style-name="T38">op = s.pop();</text:span></text:p>
              <text:p text:style-name="P122"><text:span text:style-name="Source_20_Text"><text:span text:style-name="T85">area_with_top = hist[t</text:span></text:span><text:span text:style-name="Source_20_Text"><text:span text:style-name="T92">o</text:span></text:span><text:span text:style-name="Source_20_Text"><text:span text:style-name="T85">p] * (s.empty() ? i : i - s.peek() </text:span></text:span><text:span text:style-name="Source_20_Text"><text:span text:style-name="T96">- 1</text:span></text:span><text:span text:style-name="Source_20_Text"><text:span text:style-name="T85">);</text:span></text:span></text:p>
            </text:list-item>
            <text:list-item>
              <text:p text:style-name="P102"><text:span text:style-name="T117">MinHeap:</text:span></text:p>
              <text:p text:style-name="P111"><text:soft-page-break/><text:span text:style-name="T21">insert():</text:span></text:p>
              <text:list>
                <text:list-header>
                  <text:p text:style-name="P114"><text:span text:style-name="T138">while</text:span><text:span text:style-name="T138"> (</text:span><text:span text:style-name="T142">parent</text:span><text:span text:style-name="T142"> != </text:span><text:span text:style-name="T142">i</text:span><text:span text:style-name="T138"> &amp;&amp; </text:span><text:span text:style-name="T138">list</text:span><text:span text:style-name="T138">.get(</text:span><text:span text:style-name="T138">i</text:span><text:span text:style-name="T138">) &lt; </text:span><text:span text:style-name="T138">list</text:span><text:span text:style-name="T138">.get(</text:span><text:span text:style-name="T138">parent</text:span><text:span text:style-name="T138">)) {</text:span></text:p>
                  <text:p text:style-name="P115"><text:span text:style-name="T138"><text:s text:c="4"/>swap(</text:span><text:span text:style-name="T138">i</text:span><text:span text:style-name="T138">, </text:span><text:span text:style-name="T138">parent</text:span><text:span text:style-name="T138">);</text:span></text:p>
                  <text:p text:style-name="P115"><text:span text:style-name="T138"><text:s text:c="4"/></text:span><text:span text:style-name="T138">i</text:span><text:span text:style-name="T138"> = </text:span><text:span text:style-name="T138">parent</text:span><text:span text:style-name="T138">;</text:span></text:p>
                  <text:p text:style-name="P115"><text:span text:style-name="T138"><text:s text:c="4"/></text:span><text:span text:style-name="T142">parent</text:span><text:span text:style-name="T142"> = parent(</text:span><text:span text:style-name="T142">i</text:span><text:span text:style-name="T142">);</text:span></text:p>
                  <text:p text:style-name="P115"><text:span text:style-name="T138">}</text:span></text:p>
                </text:list-header>
              </text:list>
              <text:p text:style-name="P112"><text:span text:style-name="T116">decreaseKey():</text:span></text:p>
              <text:list text:continue-numbering="true">
                <text:list-header>
                  <text:p text:style-name="P116"><text:span text:style-name="T138">while</text:span><text:span text:style-name="T138"> (</text:span><text:span text:style-name="T142">i </text:span><text:span text:style-name="T144">&gt; 0</text:span><text:span text:style-name="T138"> &amp;&amp; </text:span><text:span text:style-name="T138">list</text:span><text:span text:style-name="T138">.get(</text:span><text:span text:style-name="T138">i</text:span><text:span text:style-name="T138">) &lt; </text:span><text:span text:style-name="T138">list</text:span><text:span text:style-name="T138">.get(</text:span><text:span text:style-name="T138">parent</text:span><text:span text:style-name="T138">)) {</text:span></text:p>
                  <text:p text:style-name="P116"><text:span text:style-name="T138"><text:s text:c="4"/>swap(</text:span><text:span text:style-name="T138">i</text:span><text:span text:style-name="T138">, </text:span><text:span text:style-name="T138">parent</text:span><text:span text:style-name="T138">);</text:span></text:p>
                  <text:p text:style-name="P116"><text:span text:style-name="T138"><text:s text:c="4"/></text:span><text:span text:style-name="T138">i</text:span><text:span text:style-name="T138"> = </text:span><text:span text:style-name="T138">parent</text:span><text:span text:style-name="T138">;</text:span></text:p>
                  <text:p text:style-name="P116"><text:span text:style-name="T138"><text:s text:c="4"/></text:span><text:span text:style-name="T142">parent</text:span><text:span text:style-name="T142"> = parent(</text:span><text:span text:style-name="T144">parent</text:span><text:span text:style-name="T142">);</text:span></text:p>
                  <text:p text:style-name="P113"><text:span text:style-name="T145">}</text:span></text:p>
                </text:list-header>
              </text:list>
            </text:list-item>
            <text:list-item>
              <text:p text:style-name="P109"><text:span text:style-name="T29">A</text:span><text:span text:style-name="T21">b</text:span><text:span text:style-name="T30">c</text:span></text:p>
            </text:list-item>
          </text:list>
        </text:list-item>
        <text:list-item>
          <text:p text:style-name="P2"><text:span text:style-name="Strong_20_Emphasis"><text:span text:style-name="T57">Tail Recursion,</text:span></text:span></text:p>
        </text:list-item>
        <text:list-item>
          <text:p text:style-name="P3"><text:span text:style-name="Strong_20_Emphasis"><text:span text:style-name="T58">Length of linked list: iterative and recursive,</text:span></text:span></text:p>
        </text:list-item>
        <text:list-item>
          <text:p text:style-name="P4"><text:span text:style-name="Strong_20_Emphasis"><text:span text:style-name="T59">Print linked list in reverse order,</text:span></text:span></text:p>
        </text:list-item>
        <text:list-item>
          <text:p text:style-name="P5"><text:span text:style-name="Strong_20_Emphasis"><text:span text:style-name="T60">Project Fibonacci,</text:span></text:span></text:p>
        </text:list-item>
        <text:list-item>
          <text:p text:style-name="P6"><text:span text:style-name="Strong_20_Emphasis"><text:span text:style-name="T60">Project Fibonacci,</text:span></text:span></text:p>
        </text:list-item>
        <text:list-item>
          <text:p text:style-name="P7"><text:span text:style-name="Strong_20_Emphasis"><text:span text:style-name="T61">Binary Search with its time and space complexity,</text:span></text:span></text:p>
        </text:list-item>
        <text:list-item>
          <text:p text:style-name="P8"><text:span text:style-name="Strong_20_Emphasis"><text:span text:style-name="T62">Sorting,</text:span></text:span></text:p>
        </text:list-item>
        <text:list-item>
          <text:p text:style-name="P8"><text:span text:style-name="Strong_20_Emphasis"><text:span text:style-name="T62">Sorting,</text:span></text:span></text:p>
        </text:list-item>
        <text:list-item>
          <text:p text:style-name="P8"><text:span text:style-name="Strong_20_Emphasis"><text:span text:style-name="T62">Sorting,</text:span></text:span></text:p>
        </text:list-item>
        <text:list-item>
          <text:p text:style-name="P9"><text:span text:style-name="Strong_20_Emphasis"><text:span text:style-name="T63">Circular Array,</text:span></text:span></text:p>
        </text:list-item>
        <text:list-item>
          <text:p text:style-name="P9"><text:span text:style-name="Strong_20_Emphasis"><text:span text:style-name="T63">LRUCache,</text:span></text:span></text:p>
        </text:list-item>
        <text:list-item>
          <text:p text:style-name="P11">project MatrixSpiral,</text:p>
        </text:list-item>
        <text:list-item>
          <text:p text:style-name="P11">project MatrixSpiral,</text:p>
        </text:list-item>
        <text:list-item>
          <text:p text:style-name="P12">project MatrixRotate,</text:p>
        </text:list-item>
        <text:list-item>
          <text:p text:style-name="P12">project MatrixRotate,</text:p>
        </text:list-item>
        <text:list-item>
          <text:p text:style-name="P20"><text:span text:style-name="T22">D</text:span><text:span text:style-name="T21">LL,</text:span></text:p>
        </text:list-item>
        <text:list-item>
          <text:p text:style-name="P20"><text:span text:style-name="T22">D</text:span><text:span text:style-name="T21">LL,</text:span></text:p>
        </text:list-item>
        <text:list-item>
          <text:p text:style-name="P20"><text:span text:style-name="T22">D</text:span><text:span text:style-name="T21">LL,</text:span></text:p>
        </text:list-item>
        <text:list-item>
          <text:p text:style-name="P13">BST,</text:p>
        </text:list-item>
        <text:list-item>
          <text:p text:style-name="P13">BST,</text:p>
        </text:list-item>
        <text:list-item>
          <text:p text:style-name="P13">BST,</text:p>
        </text:list-item>
        <text:list-item>
          <text:p text:style-name="P16">AVL,</text:p>
        </text:list-item>
        <text:list-item>
          <text:p text:style-name="P16">AVL,</text:p>
        </text:list-item>
        <text:list-item>
          <text:p text:style-name="P16">AVL,</text:p>
        </text:list-item>
        <text:list-item>
          <text:p text:style-name="P17">project MinHeap,</text:p>
        </text:list-item>
        <text:list-item>
          <text:p text:style-name="P18">project MinHeap,</text:p>
        </text:list-item>
        <text:list-item>
          <text:p text:style-name="P15">IterativePreorder,</text:p>
        </text:list-item>
        <text:list-item>
          <text:p text:style-name="P14">IterativeInorder,</text:p>
        </text:list-item>
        <text:list-item>
          <text:p text:style-name="P14">IterativePostorder,</text:p>
        </text:list-item>
        <text:list-item>
          <text:p text:style-name="P14">IterativeAncestors,</text:p>
        </text:list-item>
        <text:list-item>
          <text:p text:style-name="P58">ReverseLinkedList</text:p>
        </text:list-item>
        <text:list-item>
          <text:p text:style-name="P58">ReverseDoublyLinkedList</text:p>
        </text:list-item>
        <text:list-item>
          <text:p text:style-name="P58">Detect and remove loop in a linked list</text:p>
        </text:list-item>
        <text:list-item>
          <text:p text:style-name="P39">Number of substrings of a string</text:p>
          <text:p text:style-name="P87"><text:a xlink:type="simple" xlink:href="https://www.geeksforgeeks.org/number-substrings-string/" text:style-name="Internet_20_link" text:visited-style-name="Visited_20_Internet_20_Link"><text:span text:style-name="T71">https://www.geeksforgeeks.org/number-substrings-string/</text:span></text:a></text:p>
        </text:list-item>
        <text:list-item>
          <text:p text:style-name="P28">print all substrings of a given string</text:p>
          <text:p text:style-name="P42">length = 1 to n</text:p>
          <text:p text:style-name="P42">i = 0 to <text:span text:style-name="T100">(n - length)</text:span></text:p>
          <text:p text:style-name="P43"><text:soft-page-break/>j = i + length – 1</text:p>
          <text:p text:style-name="P43">k = i to j</text:p>
          <text:p text:style-name="P88"><text:a xlink:type="simple" xlink:href="https://www.geeksforgeeks.org/program-print-substrings-given-string/" text:style-name="Internet_20_link" text:visited-style-name="Visited_20_Internet_20_Link"><text:span text:style-name="T72">https://www.geeksforgeeks.org/program-print-substrings-given-string/</text:span></text:a></text:p>
        </text:list-item>
        <text:list-item>
          <text:p text:style-name="P29">k closest elements to a given value</text:p>
          <text:p text:style-name="P89"><text:a xlink:type="simple" xlink:href="http://www.geeksforgeeks.org/find-k-closest-elements-given-value/" text:style-name="Internet_20_link" text:visited-style-name="Visited_20_Internet_20_Link"><text:span text:style-name="T73">http://www.geeksforgeeks.org/find-k-closest-elements-given-value/</text:span></text:a></text:p>
        </text:list-item>
        <text:list-item>
          <text:p text:style-name="P30">Sort an array in wave form</text:p>
          <text:p text:style-name="P90"><text:a xlink:type="simple" xlink:href="https://www.geeksforgeeks.org/sort-array-wave-form-2/" text:style-name="Internet_20_link" text:visited-style-name="Visited_20_Internet_20_Link"><text:span text:style-name="T56">https://www.geeksforgeeks.org/sort-array-wave-form-2/</text:span></text:a></text:p>
        </text:list-item>
        <text:list-item>
          <text:p text:style-name="P40">K’th Smallest/Largest Element in Unsorted Array</text:p>
          <text:p text:style-name="P91"><text:a xlink:type="simple" xlink:href="http://www.geeksforgeeks.org/kth-smallestlargest-element-unsorted-array/" text:style-name="Internet_20_link" text:visited-style-name="Visited_20_Internet_20_Link"><text:span text:style-name="T56">http://www.geeksforgeeks.org/kth-smallestlargest-element-unsorted-array/</text:span></text:a></text:p>
        </text:list-item>
        <text:list-item>
          <text:p text:style-name="P41">find the pair in sorted array whose sum is closest to x</text:p>
          <text:p text:style-name="P92"><text:a xlink:type="simple" xlink:href="http://quiz.geeksforgeeks.org/given-sorted-array-number-x-find-pair-array-whose-sum-closest-x/" text:style-name="Internet_20_link" text:visited-style-name="Visited_20_Internet_20_Link"><text:span text:style-name="T74">http://quiz.geeksforgeeks.org/given-sorted-array-number-x-find-pair-array-whose-sum-closest-x/</text:span></text:a></text:p>
        </text:list-item>
        <text:list-item>
          <text:p text:style-name="P98">all subsets of a given set in Java</text:p>
          <text:p text:style-name="P93"><text:a xlink:type="simple" xlink:href="http://www.geeksforgeeks.org/finding-all-subsets-of-a-given-set-in-java/" text:style-name="Internet_20_link" text:visited-style-name="Visited_20_Internet_20_Link"><text:span text:style-name="T75">http://www.geeksforgeeks.org/finding-all-subsets-of-a-given-set-in-java/</text:span></text:a></text:p>
        </text:list-item>
        <text:list-item>
          <text:p text:style-name="P95"><text:span text:style-name="T101">Project RotateArray</text:span></text:p>
          <text:p text:style-name="P83"><text:a xlink:type="simple" xlink:href="https://www.geeksforgeeks.org/array-rotation/" text:style-name="Internet_20_link" text:visited-style-name="Visited_20_Internet_20_Link"><text:span text:style-name="T56">https://www.geeksforgeeks.org/array-rotation/</text:span></text:a></text:p>
        </text:list-item>
        <text:list-item>
          <text:p text:style-name="P95">subarray with given sum</text:p>
          <text:p text:style-name="P81"><text:a xlink:type="simple" xlink:href="http://www.geeksforgeeks.org/find-subarray-with-given-sum/" text:style-name="Internet_20_link" text:visited-style-name="Visited_20_Internet_20_Link"><text:span text:style-name="T76">http://www.geeksforgeeks.org/find-subarray-with-given-sum/</text:span></text:a></text:p>
        </text:list-item>
        <text:list-item>
          <text:p text:style-name="P97">Given an array arr[], find the maximum j – i such that arr[j] &gt; arr[i]:</text:p>
          <text:p text:style-name="P82"><text:a xlink:type="simple" xlink:href="http://www.geeksforgeeks.org/given-an-array-arr-find-the-maximum-j-i-such-that-arrj-arri/" text:style-name="Internet_20_link" text:visited-style-name="Visited_20_Internet_20_Link"><text:span text:style-name="T56">http://www.geeksforgeeks.org/given-an-array-arr-find-the-maximum-j-i-such-that-arrj-arri/</text:span></text:a><text:span text:style-name="T77"> </text:span><text:span text:style-name="T78">(</text:span><text:span text:style-name="T79">not second method</text:span><text:span text:style-name="T78">)</text:span></text:p>
        </text:list-item>
        <text:list-item>
          <text:p text:style-name="P96">smallest window in a string containing all characters of another string</text:p>
          <text:p text:style-name="P84"><text:a xlink:type="simple" xlink:href="http://www.geeksforgeeks.org/find-the-smallest-window-in-a-string-containing-all-characters-of-another-string/" text:style-name="Internet_20_link" text:visited-style-name="Visited_20_Internet_20_Link"><text:span text:style-name="T80">http://www.geeksforgeeks.org/find-the-smallest-window-in-a-string-containing-all-characters-of-another-string/</text:span></text:a></text:p>
        </text:list-item>
        <text:list-item>
          <text:p text:style-name="P33"><text:span text:style-name="T103">project </text:span>PrintAllPermutations:</text:p>
          <text:p text:style-name="P19">print permutations and print permutations with repitition,</text:p>
        </text:list-item>
        <text:list-item>
          <text:p text:style-name="P34"><text:span text:style-name="T111">Lexicographical permutations of a string</text:span>,</text:p>
          <text:p text:style-name="P75"><text:a xlink:type="simple" xlink:href="https://www.geeksforgeeks.org/lexicographic-permutations-of-string/" text:style-name="Internet_20_link" text:visited-style-name="Visited_20_Internet_20_Link"><text:span text:style-name="T56">https://www.geeksforgeeks.org/lexicographic-permutations-of-string/</text:span></text:a></text:p>
        </text:list-item>
        <text:list-item>
          <text:p text:style-name="P31">Lexicographic rank of a string with duplicate characters</text:p>
          <text:p text:style-name="P73"><text:a xlink:type="simple" xlink:href="https://www.geeksforgeeks.org/lexicographic-rank-string-duplicate-characters/" text:style-name="Internet_20_link" text:visited-style-name="Visited_20_Internet_20_Link"><text:span text:style-name="T81">https://www.geeksforgeeks.org/lexicographic-rank-string-duplicate-characters/</text:span></text:a></text:p>
        </text:list-item>
        <text:list-item>
          <text:p text:style-name="P35"><text:span text:style-name="T104">project </text:span>PrintAllCombinations,</text:p>
          <text:p text:style-name="P71"><text:a xlink:type="simple" xlink:href="https://javahungry.blogspot.com/2014/02/algorithm-for-combinations-of-string-java-code-with-example.html" text:style-name="Internet_20_link" text:visited-style-name="Visited_20_Internet_20_Link"><text:span text:style-name="T82">https://javahungry.blogspot.com/2014/02/algorithm-for-combinations-of-string-java-code-with-example.html</text:span></text:a></text:p>
        </text:list-item>
        <text:list-item>
          <text:p text:style-name="P32">Excel column name from a given column number</text:p>
          <text:p text:style-name="P77"><text:a xlink:type="simple" xlink:href="https://www.geeksforgeeks.org/find-excel-column-name-given-number/" text:style-name="Internet_20_link" text:visited-style-name="Visited_20_Internet_20_Link"><text:span text:style-name="T56">https://www.geeksforgeeks.org/find-excel-column-name-given-number/</text:span></text:a></text:p>
        </text:list-item>
        <text:list-item>
          <text:p text:style-name="P37"><text:span text:style-name="T34">Number of </text:span><text:span text:style-name="T35">all possible words from phone digits </text:span><text:span text:style-name="T36">(have 0 and 1 check at the top in the for loop)</text:span><text:span text:style-name="T35">:</text:span></text:p>
          <text:p text:style-name="P45"><text:tab/>for (i=0; i&lt;strlen(hashTable[number[curr_digit]]); i++) {</text:p>
          <text:p text:style-name="P45"><text:tab/><text:tab/>if (number[curr_digit] == 0 || number[curr_digit] == 1) </text:p>
          <text:p text:style-name="P45"><text:tab/><text:tab/><text:tab/>return; </text:p>
          <text:p text:style-name="P45"><text:tab/><text:tab/>output[curr_digit] = hashTable[number[curr_digit]]<text:span text:style-name="T112">[i]</text:span>; </text:p>
          <text:p text:style-name="P45"><text:tab/><text:tab/>printWordsUtil(number, curr_digit+1, output, n); </text:p>
          <text:p text:style-name="P45"><text:tab/>}</text:p>
          <text:p text:style-name="P78"><text:a xlink:type="simple" xlink:href="http://www.geeksforgeeks.org/find-possible-words-phone-digits/" text:style-name="Internet_20_link" text:visited-style-name="Visited_20_Internet_20_Link"><text:span text:style-name="T83">http://www.geeksforgeeks.org/find-possible-words-phone-digits/</text:span></text:a></text:p>
        </text:list-item>
        <text:list-item>
          <text:p text:style-name="P63">Rearrange a string so that all same characters become d distance away:</text:p>
          <text:p text:style-name="P67"><text:span text:style-name="T146">class </text:span>DdistanceStringRearrange <text:span text:style-name="T146">of P</text:span>roject DDistanceStringRearrange</text:p>
          <text:p text:style-name="P79"><text:soft-page-break/><text:a xlink:type="simple" xlink:href="http://www.geeksforgeeks.org/rearrange-a-string-so-that-all-same-characters-become-at-least-d-distance-away/" text:style-name="Internet_20_link" text:visited-style-name="Visited_20_Internet_20_Link"><text:span text:style-name="T2">http://www.geeksforgeeks.org/rearrange-a-string-so-that-all-same-characters-become-at-least-d-distance-away/</text:span></text:a></text:p>
        </text:list-item>
        <text:list-item>
          <text:p text:style-name="P36"><text:span text:style-name="T33">project DuplicateParenthesis</text:span></text:p>
        </text:list-item>
        <text:list-item>
          <text:p text:style-name="P23">Project BSTPreOrder</text:p>
        </text:list-item>
        <text:list-item>
          <text:p text:style-name="P24">Design a stack that supports getMin() in O(1) time and O(1) extra space</text:p>
          <text:p text:style-name="P22">First lets see simple O(1) time and O(n) extra space method:</text:p>
          <text:p text:style-name="P70"><text:a xlink:type="simple" xlink:href="https://www.geeksforgeeks.org/design-and-implement-special-stack-data-structure/" text:style-name="Internet_20_link" text:visited-style-name="Visited_20_Internet_20_Link"><text:span text:style-name="T86">https://www.geeksforgeeks.org/design-and-implement-special-stack-data-structure/</text:span></text:a></text:p>
          <text:p text:style-name="P22">Now<text:span text:style-name="T48"> lets see simple O(1) time and O(</text:span>1<text:span text:style-name="T48">) extra space method:</text:span></text:p>
          <text:p text:style-name="P1"><text:span text:style-name="T107">(see the example given on the page. peek() method can also be implemented in the class using pop(), copy in a variable, push() and return the variable.)</text:span>:</text:p>
          <text:p text:style-name="P25">getMin():</text:p>
          <text:p text:style-name="P46">push():</text:p>
          <text:p text:style-name="P47"><text:s text:c="4"/>actual_Insert = 2 * insert – minElement;</text:p>
          <text:p text:style-name="P48"><text:s text:c="4"/>minElement = insert;</text:p>
          <text:p text:style-name="P46">pop():</text:p>
          <text:p text:style-name="P49"><text:s text:c="4"/>returned = minElement;</text:p>
          <text:p text:style-name="P50"><text:s text:c="4"/>newMinElement = 2 * minElement – actual_removed;</text:p>
          <text:p text:style-name="P25"/>
          <text:p text:style-name="P25">getM<text:span text:style-name="T108">ax</text:span>():</text:p>
          <text:p text:style-name="P46">push():</text:p>
          <text:p text:style-name="P47"><text:s text:c="4"/>actual_Insert = 2 * insert – m<text:span text:style-name="T109">ax</text:span>Element;</text:p>
          <text:p text:style-name="P48"><text:s text:c="4"/>m<text:span text:style-name="T109">ax</text:span>Element = insert;</text:p>
          <text:p text:style-name="P46">pop():</text:p>
          <text:p text:style-name="P49"><text:s text:c="4"/>returned = m<text:span text:style-name="T110">ax</text:span>Element;</text:p>
          <text:p text:style-name="P44"><text:span text:style-name="T114"><text:s text:c="4"/>newM</text:span><text:span text:style-name="T115">ax</text:span><text:span text:style-name="T114">Element = 2 * m</text:span><text:span text:style-name="T115">ax</text:span><text:span text:style-name="T114">Element – actual_removed;</text:span></text:p>
          <text:p text:style-name="P68"><text:a xlink:type="simple" xlink:href="http://www.geeksforgeeks.org/design-a-stack-that-supports-getmin-in-o1-time-and-o1-extra-space/" text:style-name="Internet_20_link" text:visited-style-name="Visited_20_Internet_20_Link"><text:span text:style-name="T86"/></text:a></text:p>
          <text:p text:style-name="P68"><text:a xlink:type="simple" xlink:href="http://www.geeksforgeeks.org/design-a-stack-that-supports-getmin-in-o1-time-and-o1-extra-space/" text:style-name="Internet_20_link" text:visited-style-name="Visited_20_Internet_20_Link"><text:span text:style-name="T86">http://www.geeksforgeeks.org/design-a-stack-that-supports-getmin-in-o1-time-and-o1-extra-space/</text:span></text:a></text:p>
          <text:p text:style-name="P69"><text:a xlink:type="simple" xlink:href="https://www.geeksforgeeks.org/find-maximum-in-a-stack-in-o1-time-and-o1-extra-space/" text:style-name="Internet_20_link" text:visited-style-name="Visited_20_Internet_20_Link"><text:span text:style-name="T86">https://www.geeksforgeeks.org/find-maximum-in-a-stack-in-o1-time-and-o1-extra-space/</text:span></text:a></text:p>
          <text:p text:style-name="P27"><text:span text:style-name="T32"/></text:p>
        </text:list-item>
        <text:list-item>
          <text:p text:style-name="P26">project KstackProblem</text:p>
          <text:p text:style-name="P86"><text:a xlink:type="simple" xlink:href="http://www.geeksforgeeks.org/efficiently-implement-k-stacks-single-array/" text:style-name="Internet_20_link" text:visited-style-name="Visited_20_Internet_20_Link"><text:span text:style-name="T97">http://www.geeksforgeeks.org/efficiently-implement-k-stacks-single-array/</text:span></text:a></text:p>
        </text:list-item>
        <text:list-item>
          <text:p text:style-name="P38"><text:span text:style-name="T52">p</text:span><text:span text:style-name="T51">roject RectArea</text:span></text:p>
          <text:p text:style-name="P80"><text:a xlink:type="simple" xlink:href="http://www.geeksforgeeks.org/largest-rectangle-under-histogram/" text:style-name="Internet_20_link" text:visited-style-name="Visited_20_Internet_20_Link"><text:span text:style-name="T84">http://www.geeksforgeeks.org/largest-rectangle-under-histogram/</text:span></text:a></text:p>
        </text:list-item>
        <text:list-item>
          <text:p text:style-name="P56">IterativePreorder,</text:p>
        </text:list-item>
        <text:list-item>
          <text:p text:style-name="P56">IterativeInorder,</text:p>
        </text:list-item>
        <text:list-item>
          <text:p text:style-name="P56">IterativePostorder,</text:p>
        </text:list-item>
        <text:list-item>
          <text:p text:style-name="P56">IterativeAncestors,</text:p>
        </text:list-item>
        <text:list-item>
          <text:p text:style-name="P58">ReverseLinkedList</text:p>
        </text:list-item>
        <text:list-item>
          <text:p text:style-name="P59">ReverseDoublyLinkedList</text:p>
        </text:list-item>
        <text:list-item>
          <text:p text:style-name="P59">Detect and remove loop in a linked list</text:p>
        </text:list-item>
        <text:list-item>
          <text:p text:style-name="P59">ExtendsThread</text:p>
        </text:list-item>
        <text:list-item>
          <text:p text:style-name="P60">ImplementsRunnable</text:p>
        </text:list-item>
        <text:list-item>
          <text:p text:style-name="P60"><text:soft-page-break/>ThreadInterrupt_1,</text:p>
        </text:list-item>
        <text:list-item>
          <text:p text:style-name="P60">ThreadInterrupt_2,</text:p>
        </text:list-item>
        <text:list-item>
          <text:p text:style-name="P60">ThreadInterrupt_3,</text:p>
        </text:list-item>
        <text:list-item>
          <text:p text:style-name="P60">ThreadInterrupt_4,</text:p>
        </text:list-item>
        <text:list-item>
          <text:p text:style-name="P60">ShutdownHook</text:p>
        </text:list-item>
        <text:list-item>
          <text:p text:style-name="P60">SuspendResume</text:p>
        </text:list-item>
        <text:list-item>
          <text:p text:style-name="P60">Deadlock_1,</text:p>
        </text:list-item>
        <text:list-item>
          <text:p text:style-name="P60">Deadlock_2,</text:p>
        </text:list-item>
        <text:list-item>
          <text:p text:style-name="P60">Deadlock_3,</text:p>
        </text:list-item>
        <text:list-item>
          <text:p text:style-name="P60">ConcurrentHashMapDemo</text:p>
        </text:list-item>
        <text:list-item>
          <text:p text:style-name="P60">ThreadLocal</text:p>
        </text:list-item>
        <text:list-item>
          <text:p text:style-name="P60">TimerTask</text:p>
        </text:list-item>
        <text:list-item>
          <text:p text:style-name="P60">ForkJoin</text:p>
        </text:list-item>
        <text:list-item>
          <text:p text:style-name="P60">RecursiveAction</text:p>
        </text:list-item>
        <text:list-item>
          <text:p text:style-name="P60">RecursiveTask</text:p>
        </text:list-item>
        <text:list-item>
          <text:p text:style-name="P60">ThreadPool_1</text:p>
        </text:list-item>
        <text:list-item>
          <text:p text:style-name="P60">ThreadPool_2</text:p>
        </text:list-item>
        <text:list-item>
          <text:p text:style-name="P60">JavaAtomic</text:p>
        </text:list-item>
        <text:list-item>
          <text:p text:style-name="P60">Notification</text:p>
        </text:list-item>
        <text:list-item>
          <text:p text:style-name="P60">CountDownLatch</text:p>
        </text:list-item>
        <text:list-item>
          <text:p text:style-name="P60">CyclicBarrier_1,</text:p>
        </text:list-item>
        <text:list-item>
          <text:p text:style-name="P60">CyclicBarrier_2,</text:p>
        </text:list-item>
        <text:list-item>
          <text:p text:style-name="P60">Phaser</text:p>
        </text:list-item>
        <text:list-item>
          <text:p text:style-name="P60">ReentrantLock</text:p>
        </text:list-item>
        <text:list-item>
          <text:p text:style-name="P60">ProducerConsumerSimple</text:p>
        </text:list-item>
        <text:list-item>
          <text:p text:style-name="P60">ProducerConsumerSemaphore</text:p>
        </text:list-item>
        <text:list-item>
          <text:p text:style-name="P60">ProducerConsumerBlockingQueue</text:p>
        </text:list-item>
        <text:list-item>
          <text:p text:style-name="P60">ThreadPool</text:p>
        </text:list-item>
        <text:list-item>
          <text:p text:style-name="P60">DPObjectPool</text:p>
        </text:list-item>
        <text:list-item>
          <text:p text:style-name="P60">AsynchLogger</text:p>
        </text:list-item>
        <text:list-item>
          <text:p text:style-name="P21">Disjoint-set data structure</text:p>
        </text:list-item>
        <text:list-item>
          <text:p text:style-name="P21">Binomial Tree</text:p>
        </text:list-item>
        <text:list-item>
          <text:p text:style-name="P21">Binary Heap</text:p>
        </text:list-item>
        <text:list-item>
          <text:p text:style-name="P21">Binomial Heap</text:p>
        </text:list-item>
        <text:list-item>
          <text:p text:style-name="P21">Fibonacci Heap</text:p>
        </text:list-item>
        <text:list-item>
          <text:p text:style-name="P21">Priority Queue</text:p>
        </text:list-item>
        <text:list-item>
          <text:p text:style-name="P21">Time complexity of building a binary heap</text:p>
        </text:list-item>
        <text:list-item>
          <text:p text:style-name="P21">Comparison of different heaps</text:p>
        </text:list-item>
        <text:list-item>
          <text:p text:style-name="P21">Huffman encoding</text:p>
        </text:list-item>
        <text:list-item>
          <text:p text:style-name="P21">BFS</text:p>
        </text:list-item>
        <text:list-item>
          <text:p text:style-name="P21">DFS</text:p>
        </text:list-item>
        <text:list-item>
          <text:p text:style-name="P21">Topological Sort of DAG</text:p>
        </text:list-item>
        <text:list-item>
          <text:p text:style-name="P21">SCC</text:p>
        </text:list-item>
        <text:list-item>
          <text:p text:style-name="P21">Generic MST</text:p>
        </text:list-item>
        <text:list-item>
          <text:p text:style-name="P21">Some definitions</text:p>
        </text:list-item>
        <text:list-item>
          <text:p text:style-name="P21">MST-Kruskal</text:p>
        </text:list-item>
        <text:list-item>
          <text:p text:style-name="P21">MST-Prim</text:p>
        </text:list-item>
        <text:list-item>
          <text:p text:style-name="P21">Initialize Single Source</text:p>
        </text:list-item>
        <text:list-item>
          <text:p text:style-name="P21">Relax</text:p>
        </text:list-item>
        <text:list-item>
          <text:p text:style-name="P21">BellmanFord</text:p>
        </text:list-item>
        <text:list-item>
          <text:p text:style-name="P21"><text:soft-page-break/>DAGSSSP</text:p>
        </text:list-item>
        <text:list-item>
          <text:p text:style-name="P21">Dijkstra's</text:p>
        </text:list-item>
        <text:list-item>
          <text:p text:style-name="P21">APSP</text:p>
        </text:list-item>
        <text:list-item>
          <text:p text:style-name="P21">Theory of DP, Greedy, Divide and Conquer</text:p>
        </text:list-item>
        <text:list-item>
          <text:p text:style-name="P21">https://www.geeksforgeeks.org/difference-between-deterministic-and-non-deterministic-algorithms/</text:p>
        </text:list-item>
        <text:list-item>
          <text:p text:style-name="P21">http://www.geeksforgeeks.org/greedy-algorithms-set-1-activity-selection-problem/</text:p>
        </text:list-item>
        <text:list-item>
          <text:p text:style-name="P21">http://www.geeksforgeeks.org/greedy-algorithms-set-3-huffman-coding-set-2/</text:p>
        </text:list-item>
        <text:list-item>
          <text:p text:style-name="P21">http://www.geeksforgeeks.org/job-sequencing-problem-set-1-greedy-algorithm/</text:p>
        </text:list-item>
        <text:list-item>
          <text:p text:style-name="P21">http://quiz.geeksforgeeks.org/greedy-algorithm-to-find-minimum-number-of-coins/</text:p>
        </text:list-item>
        <text:list-item>
          <text:p text:style-name="P21">http://www.geeksforgeeks.org/k-centers-problem-set-1-greedy-approximate-algorithm/</text:p>
        </text:list-item>
        <text:list-item>
          <text:p text:style-name="P21">http://www.geeksforgeeks.org/write-a-c-program-to-calculate-powxn/</text:p>
        </text:list-item>
        <text:list-item>
          <text:p text:style-name="P61">Closest Pair of Points: http://www.geeksforgeeks.org/closest-pair-of-points/</text:p>
        </text:list-item>
        <text:list-item>
          <text:p text:style-name="P21">http://www.geeksforgeeks.org/median-of-two-sorted-arrays/</text:p>
        </text:list-item>
        <text:list-item>
          <text:p text:style-name="P21">Inversion Count</text:p>
        </text:list-item>
        <text:list-item>
          <text:p text:style-name="P62">Backtracking</text:p>
        </text:list-item>
        <text:list-item>
          <text:p text:style-name="P66"><text:span text:style-name="T103">project </text:span>PrintAllPermutations:</text:p>
          <text:p text:style-name="P57">print permutations and print permutations with repitition,</text:p>
        </text:list-item>
        <text:list-item>
          <text:p text:style-name="P66"><text:span text:style-name="T111">Lexicographical permutations of a string</text:span>,</text:p>
          <text:p text:style-name="P76"><text:a xlink:type="simple" xlink:href="https://www.geeksforgeeks.org/lexicographic-permutations-of-string/" text:style-name="Internet_20_link" text:visited-style-name="Visited_20_Internet_20_Link">https://www.geeksforgeeks.org/lexicographic-permutations-of-string/</text:a></text:p>
        </text:list-item>
        <text:list-item>
          <text:p text:style-name="P64">Lexicographic rank of a string with duplicate characters</text:p>
          <text:p text:style-name="P74"><text:a xlink:type="simple" xlink:href="https://www.geeksforgeeks.org/lexicographic-rank-string-duplicate-characters/" text:style-name="Internet_20_link" text:visited-style-name="Visited_20_Internet_20_Link"><text:span text:style-name="T106">https://www.geeksforgeeks.org/lexicographic-rank-string-duplicate-characters/</text:span></text:a></text:p>
        </text:list-item>
        <text:list-item>
          <text:p text:style-name="P65"><text:span text:style-name="T104">project </text:span>PrintAllCombinations,</text:p>
          <text:p text:style-name="P72"><text:a xlink:type="simple" xlink:href="https://javahungry.blogspot.com/2014/02/algorithm-for-combinations-of-string-java-code-with-example.html" text:style-name="Internet_20_link" text:visited-style-name="Visited_20_Internet_20_Link"><text:span text:style-name="T105">https://javahungry.blogspot.com/2014/02/algorithm-for-combinations-of-string-java-code-with-example.html</text:span></text:a></text:p>
        </text:list-item>
        <text:list-item>
          <text:p text:style-name="P61">http://www.geeksforgeeks.org/backtracking-set-1-the-knights-tour-problem/</text:p>
        </text:list-item>
        <text:list-item>
          <text:p text:style-name="P61">http://www.geeksforgeeks.org/backtracking-set-3-n-queen-problem/</text:p>
        </text:list-item>
        <text:list-item>
          <text:p text:style-name="P61">http://www.geeksforgeeks.org/backttracking-set-2-rat-in-a-maze/</text:p>
        </text:list-item>
        <text:list-item>
          <text:p text:style-name="P61">https://www.geeksforgeeks.org/shortest-path-in-a-binary-maze/</text:p>
        </text:list-item>
        <text:list-item>
          <text:p text:style-name="P61">https://www.geeksforgeeks.org/count-number-ways-reach-destination-maze/</text:p>
        </text:list-item>
        <text:list-item>
          <text:p text:style-name="P61">http://www.geeksforgeeks.org/backtracking-set-7-suduku/</text:p>
        </text:list-item>
        <text:list-item>
          <text:p text:style-name="P61">https://www.youtube.com/watch?v=WRT8kmFOQTw</text:p>
        </text:list-item>
        <text:list-item>
          <text:p text:style-name="P61">http://krishnalearnings.blogspot.com/2015/08/sumset-sum-problem-java-and-backtracking.html</text:p>
        </text:list-item>
        <text:list-item>
          <text:p text:style-name="P61">PartitionProblem</text:p>
        </text:list-item>
        <text:list-item>
          <text:p text:style-name="P61">https://www.geeksforgeeks.org/partition-problem-dp-18/</text:p>
        </text:list-item>
        <text:list-item>
          <text:p text:style-name="P61">http://www.geeksforgeeks.org/tug-of-war/</text:p>
        </text:list-item>
        <text:list-item>
          <text:p text:style-name="P61">http://www.geeksforgeeks.org/dynamic-programming-set-1/</text:p>
        </text:list-item>
        <text:list-item>
          <text:p text:style-name="P61">http://www.geeksforgeeks.org/dynamic-programming-set-2-optimal-substructure-property/</text:p>
        </text:list-item>
        <text:list-item>
          <text:p text:style-name="P61">LIS: http://www.geeksforgeeks.org/dynamic-programming-set-3-longest-increasing-subsequence/</text:p>
        </text:list-item>
        <text:list-item>
          <text:p text:style-name="P61">Longest Bitonic Subsequence: http://www.geeksforgeeks.org/dynamic-programming-set-15-longest-bitonic-subsequence/</text:p>
        </text:list-item>
        <text:list-item>
          <text:p text:style-name="P61"><text:soft-page-break/>Building Bridges: http://www.geeksforgeeks.org/dynamic-programming-set-14-variations-of-lis/</text:p>
        </text:list-item>
        <text:list-item>
          <text:p text:style-name="P61">Compare method of the below page is most important: https://www.geeksforgeeks.org/dynamic-programming-building-bridges/</text:p>
        </text:list-item>
        <text:list-item>
          <text:p text:style-name="P61">Maximum Sum Increasing Subsequence: http://www.geeksforgeeks.org/dynamic-programming-set-14-maximum-sum-increasing-subsequence/</text:p>
        </text:list-item>
        <text:list-item>
          <text:p text:style-name="P61">Maximum Length Chain of Pairs: http://www.geeksforgeeks.org/dynamic-programming-set-20-maximum-length-chain-of-pairs/</text:p>
        </text:list-item>
        <text:list-item>
          <text:p text:style-name="P61">BoxStack</text:p>
        </text:list-item>
        <text:list-item>
          <text:p text:style-name="P61">https://www.youtube.com/watch?v=9mod_xRB-O0</text:p>
        </text:list-item>
        <text:list-item>
          <text:p text:style-name="P61">https://www.geeksforgeeks.org/box-stacking-problem-dp-22/</text:p>
        </text:list-item>
        <text:list-item>
          <text:p text:style-name="P61">MCM: http://www.geeksforgeeks.org/dynamic-programming-set-8-matrix-chain-multiplication/</text:p>
        </text:list-item>
        <text:list-item>
          <text:p text:style-name="P61">OptimalBST</text:p>
        </text:list-item>
        <text:list-item>
          <text:p text:style-name="P61">See only recursive solution from geeksforgeeks: http://www.geeksforgeeks.org/dynamic-programming-set-24-optimal-binary-search-tree/</text:p>
        </text:list-item>
        <text:list-item>
          <text:p text:style-name="P61">See dp solution from tushar roy video at the following link: https://www.youtube.com/watch?v=hgA4xxlVvfQ</text:p>
        </text:list-item>
        <text:list-item>
          <text:p text:style-name="P61">LPS: http://www.geeksforgeeks.org/dynamic-programming-set-12-longest-palindromic-subsequence/</text:p>
        </text:list-item>
        <text:list-item>
          <text:p text:style-name="P61">LPStr</text:p>
        </text:list-item>
        <text:list-item>
          <text:p text:style-name="P61">Palindrome partitioning: http://www.geeksforgeeks.org/dynamic-programming-set-17-palindrome-partitioning/</text:p>
        </text:list-item>
        <text:list-item>
          <text:p text:style-name="P61">LCS: http://www.geeksforgeeks.org/dynamic-programming-set-4-longest-common-subsequence/</text:p>
        </text:list-item>
        <text:list-item>
          <text:p text:style-name="P61">Edit Distance: http://www.geeksforgeeks.org/dynamic-programming-set-5-edit-distance/</text:p>
        </text:list-item>
        <text:list-item>
          <text:p text:style-name="P61">Min Cost Path: http://www.geeksforgeeks.org/dynamic-programming-set-6-min-cost-path/</text:p>
        </text:list-item>
        <text:list-item>
          <text:p text:style-name="P61">CoinChange: http://www.geeksforgeeks.org/dynamic-programming-set-7-coin-change/</text:p>
        </text:list-item>
        <text:list-item>
          <text:p text:style-name="P61">BinomialCoefficient: http://www.geeksforgeeks.org/dynamic-programming-set-9-binomial-coefficient/</text:p>
        </text:list-item>
        <text:list-item>
          <text:p text:style-name="P61">KnapsackProblem: http://www.geeksforgeeks.org/dynamic-programming-set-10-0-1-knapsack-problem/</text:p>
        </text:list-item>
        <text:list-item>
          <text:p text:style-name="P61">Egg Dropping Puzzle: http://www.geeksforgeeks.org/dynamic-programming-set-11-egg-dropping-puzzle/</text:p>
        </text:list-item>
        <text:list-item>
          <text:p text:style-name="P61">Cutting a rod: http://www.geeksforgeeks.org/dynamic-programming-set-13-cutting-a-rod/</text:p>
        </text:list-item>
        <text:list-item>
          <text:p text:style-name="P61">https://www.youtube.com/watch?v=RORuwHiblPc</text:p>
        </text:list-item>
        <text:list-item>
          <text:p text:style-name="P61">https://github.com/mission-peace/interview/blob/master/src/com/interview/dynamic/TextJustification.java</text:p>
        </text:list-item>
        <text:list-item>
          <text:p text:style-name="P61">http://www.geeksforgeeks.org/program-for-nth-fibonacci-number/</text:p>
        </text:list-item>
        <text:list-item>
          <text:p text:style-name="P61">MinimumJumps: http://www.geeksforgeeks.org/minimum-number-of-jumps-to-reach-end-of-a-given-array/</text:p>
        </text:list-item>
        <text:list-item>
          <text:p text:style-name="P61"><text:soft-page-break/>Maximum size square submatrix with all 1s: http://www.geeksforgeeks.org/maximum-size-sub-matrix-with-all-1s-in-a-binary-matrix/</text:p>
        </text:list-item>
        <text:list-item>
          <text:p text:style-name="P61">Ugly numbers: http://www.geeksforgeeks.org/ugly-numbers/</text:p>
        </text:list-item>
        <text:list-item>
          <text:p text:style-name="P61">Largest Sum Contiguous subarray: http://www.geeksforgeeks.org/largest-sum-contiguous-subarray/</text:p>
        </text:list-item>
        <text:list-item>
          <text:p text:style-name="P61">Partition problem: (three solutions): 1st solution: sort the array and then find that whether it is possible to make sum / 2 or not.</text:p>
        </text:list-item>
        <text:list-item>
          <text:p text:style-name="P61">2nd solution: recursive,</text:p>
        </text:list-item>
        <text:list-item>
          <text:p text:style-name="P61">3rd solution: dynamic,</text:p>
        </text:list-item>
        <text:list-item>
          <text:p text:style-name="P61">http://krishnalearnings.blogspot.com/2015/08/sumset-sum-problem-java-and-backtracking.html</text:p>
        </text:list-item>
        <text:list-item>
          <text:p text:style-name="P61">http://www.geeksforgeeks.org/tug-of-war/</text:p>
        </text:list-item>
        <text:list-item>
          <text:p text:style-name="P61">WaysToReachNthStair</text:p>
        </text:list-item>
        <text:list-item>
          <text:p text:style-name="P61">WaysToReachNthStair</text:p>
        </text:list-item>
        <text:list-item>
          <text:p text:style-name="P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607</meta:editing-cycles>
    <meta:creation-date>2016-08-16T07:20:00</meta:creation-date>
    <dc:date>2019-10-06T12:29:58.599929107</dc:date>
    <meta:editing-duration>P13DT17H56M8S</meta:editing-duration>
    <meta:generator>LibreOffice/5.1.6.2$Linux_X86_64 LibreOffice_project/10m0$Build-2</meta:generator>
    <meta:document-statistic meta:table-count="0" meta:image-count="0" meta:object-count="0" meta:page-count="8" meta:paragraph-count="301" meta:word-count="1213" meta:character-count="12456" meta:non-whitespace-character-count="11633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